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fo:font-weight="bold" style:font-weight-asian="bold" style:font-weight-complex="bold"/>
    </style:style>
    <style:style style:name="P4" style:family="paragraph" style:parent-style-name="Heading_20_2">
      <style:paragraph-properties fo:line-height="115%"/>
    </style:style>
    <style:style style:name="P5" style:family="paragraph" style:parent-style-name="Heading_20_1">
      <style:paragraph-properties fo:line-height="115%"/>
    </style:style>
    <style:style style:name="T1" style:family="text">
      <style:text-properties fo:color="#000080"/>
    </style:style>
    <style:style style:name="T2" style:family="text">
      <style:text-properties fo:color="#000080"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ΠΡΟΣ ΡΩΜΑΙΟΥΣ</text:h>
      <text:p text:style-name="P1"/>
      <text:h text:style-name="P4" text:outline-level="2">1</text:h>
      <text:p text:style-name="P1"/>
      <text:p text:style-name="P2"><text:tab/><text:span text:style-name="T1">1</text:span> Παῦλος δοῦλος Χριστοῦ Ἰησοῦ, κλητὸς ἀπόστολος ἀφωρισμένος εἰς εὐαγγέλιον Θεοῦ, <text:span text:style-name="T1">2</text:span> ὃ προεπηγγείλατο διὰ τῶν προφητῶν αὐτοῦ ἐν γραφαῖς ἁγίαις <text:span text:style-name="T1">3</text:span> περὶ τοῦ Υἱοῦ αὐτοῦ τοῦ γενομένου ἐκ σπέρματος Δαυεὶδ κατὰ σάρκα, <text:span text:style-name="T1">4</text:span> τοῦ ὁρισθέντος Υἱοῦ Θεοῦ ἐν δυνάμει κατὰ πνεῦμα ἁγιωσύνης ἐξ ἀναστάσεως νεκρῶν, Ἰησοῦ Χριστοῦ τοῦ Κυρίου ἡμῶν, <text:span text:style-name="T1">5</text:span> δι’ οὗ ἐλάβομεν χάριν καὶ ἀποστολὴν εἰς ὑπακοὴν πίστεως ἐν πᾶσιν τοῖς ἔθνεσιν ὑπὲρ τοῦ ὀνόματος αὐτοῦ, <text:span text:style-name="T1">6</text:span> ἐν οἷς ἐστε καὶ ὑμεῖς κλητοὶ Ἰησοῦ Χριστοῦ, <text:span text:style-name="T1">7</text:span> πᾶσιν τοῖς οὖσιν ἐν Ῥώμῃ ἀγαπητοῖς Θεοῦ, κλητοῖς ἁγίοις· χάρις ὑμῖν καὶ εἰρήνη ἀπὸ Θεοῦ Πατρὸς ἡμῶν καὶ Κυρίου Ἰησοῦ Χριστοῦ.</text:p>
      <text:p text:style-name="P2"><text:tab/><text:span text:style-name="T1">8</text:span> Πρῶτον μὲν εὐχαριστῶ τῷ Θεῷ μου διὰ Ἰησοῦ Χριστοῦ περὶ πάντων ὑμῶν, ὅτι ἡ πίστις ὑμῶν καταγγέλλεται ἐν ὅλῳ τῷ κόσμῳ. <text:span text:style-name="T1">9</text:span> μάρτυς γάρ μού ἐστιν ὁ Θεός, ᾧ λατρεύω ἐν τῷ πνεύματί μου ἐν τῷ εὐαγγελίῳ τοῦ Υἱοῦ αὐτοῦ, ὡς ἀδιαλείπτως μνείαν ὑμῶν ποιοῦμαι <text:span text:style-name="T1">10</text:span> πάντοτε ἐπὶ τῶν προσευχῶν μου, δεόμενος εἴ πως ἤδη ποτὲ εὐοδωθήσομαι ἐν τῷ θελήματι τοῦ Θεοῦ ἐλθεῖν πρὸς ὑμᾶς. <text:span text:style-name="T1">11</text:span> ἐπιποθῶ γὰρ ἰδεῖν ὑμᾶς, ἵνα τι μεταδῶ χάρισμα ὑμῖν πνευματικὸν εἰς τὸ στηριχθῆναι ὑμᾶς, <text:span text:style-name="T1">12</text:span> τοῦτο δέ ἐστιν συνπαρακληθῆναι ἐν ὑμῖν διὰ τῆς ἐν ἀλλήλοις πίστεως ὑμῶν τε καὶ ἐμοῦ. <text:span text:style-name="T1">13</text:span> οὐ θέλω δὲ ὑμᾶς ἀγνοεῖν, ἀδελφοί, ὅτι πολλάκις προεθέμην ἐλθεῖν πρὸς ὑμᾶς, καὶ ἐκωλύθην ἄχρι τοῦ δεῦρο, ἵνα τινὰ καρπὸν σχῶ καὶ ἐν ὑμῖν καθὼς καὶ ἐν τοῖς λοιποῖς ἔθνεσιν. <text:span text:style-name="T1">14</text:span> <text:soft-page-break/>Ἕλλησίν τε καὶ Βαρβάροις, σοφοῖς τε καὶ ἀνοήτοις ὀφειλέτης εἰμί· <text:span text:style-name="T1">15</text:span> οὕτως τὸ κατ’ ἐμὲ πρόθυμον καὶ ὑμῖν τοῖς ἐν Ῥώμῃ εὐαγγελίσασθαι. <text:span text:style-name="T1">16</text:span> οὐ γὰρ ἐπαισχύνομαι τὸ εὐαγγέλιον· δύναμις γὰρ Θεοῦ ἐστιν εἰς σωτηρίαν παντὶ τῷ πιστεύοντι, Ἰουδαίῳ τε πρῶτον καὶ Ἕλληνι. <text:span text:style-name="T1">17</text:span> δικαιοσύνη γὰρ Θεοῦ ἐν αὐτῷ ἀποκαλύπτεται ἐκ πίστεως εἰς πίστιν, καθὼς γέγραπται <text:span text:style-name="T3">Ὁ δὲ δίκαιος ἐκ πίστεως ζήσεται</text:span>.</text:p>
      <text:p text:style-name="P2"><text:tab/><text:span text:style-name="T1">18</text:span> Ἀποκαλύπτεται γὰρ ὀργὴ Θεοῦ ἀπ’ οὐρανοῦ ἐπὶ πᾶσαν ἀσέβειαν καὶ ἀδικίαν ἀνθρώπων τῶν τὴν ἀλήθειαν ἐν ἀδικίᾳ κατεχόντων, <text:span text:style-name="T1">19</text:span> διότι τὸ γνωστὸν τοῦ Θεοῦ φανερόν ἐστιν ἐν αὐτοῖς· ὁ Θεὸς γὰρ αὐτοῖς ἐφανέρωσεν. <text:span text:style-name="T1">20</text:span> τὰ γὰρ ἀόρατα αὐτοῦ ἀπὸ κτίσεως κόσμου τοῖς ποιήμασιν νοούμενα καθορᾶται, ἥ τε ἀΐδιος αὐτοῦ δύναμις καὶ θειότης, εἰς τὸ εἶναι αὐτοὺς ἀναπολογήτους, <text:span text:style-name="T1">21</text:span> διότι γνόντες τὸν Θεὸν οὐχ ὡς Θεὸν ἐδόξασαν ἢ ηὐχαρίστησαν, ἀλλὰ ἐματαιώθησαν ἐν τοῖς διαλογισμοῖς αὐτῶν, καὶ ἐσκοτίσθη ἡ ἀσύνετος αὐτῶν καρδία. <text:span text:style-name="T1">22</text:span> φάσκοντες εἶναι σοφοὶ ἐμωράνθησαν, <text:span text:style-name="T1">23</text:span> καὶ <text:span text:style-name="T3">ἤλλαξαν τὴν δόξαν</text:span> τοῦ ἀφθάρτου Θεοῦ <text:span text:style-name="T3">ἐν ὁμοιώματι</text:span> εἰκόνος φθαρτοῦ ἀνθρώπου καὶ πετεινῶν καὶ τετραπόδων καὶ ἑρπετῶν. <text:span text:style-name="T1">24</text:span> Διὸ παρέδωκεν αὐτοὺς ὁ Θεὸς ἐν ταῖς ἐπιθυμίαις τῶν καρδιῶν αὐτῶν εἰς ἀκαθαρσίαν τοῦ ἀτιμάζεσθαι τὰ σώματα αὐτῶν ἐν αὐτοῖς, <text:span text:style-name="T1">25</text:span> οἵτινες μετήλλαξαν τὴν ἀλήθειαν τοῦ Θεοῦ ἐν τῷ ψεύδει, καὶ ἐσεβάσθησαν καὶ ἐλάτρευσαν τῇ κτίσει παρὰ τὸν Κτίσαντα, ὅς ἐστιν εὐλογητὸς εἰς τοὺς αἰῶνας· ἀμήν. <text:span text:style-name="T1">26</text:span> Διὰ τοῦτο παρέδωκεν αὐτοὺς ὁ Θεὸς εἰς πάθη ἀτιμίας· αἵ τε γὰρ θήλειαι αὐτῶν μετήλλαξαν τὴν φυσικὴν χρῆσιν εἰς τὴν παρὰ φύσιν, <text:span text:style-name="T1">27</text:span> ὁμοίως τε καὶ οἱ ἄρσενες ἀφέντες τὴν φυσικὴν χρῆσιν τῆς θηλείας ἐξεκαύθησαν ἐν τῇ ὀρέξει αὐτῶν εἰς ἀλλήλους, ἄρσενες ἐν ἄρσεσιν τὴν ἀσχημοσύνην κατεργαζόμενοι καὶ τὴν ἀντιμισθίαν ἣν ἔδει τῆς πλάνης αὐτῶν ἐν ἑαυτοῖς ἀπολαμβάνοντες. <text:span text:style-name="T1">28</text:span> Καὶ καθὼς οὐκ <text:soft-page-break/>ἐδοκίμασαν τὸν Θεὸν ἔχειν ἐν ἐπιγνώσει, παρέδωκεν αὐτοὺς ὁ Θεὸς εἰς ἀδόκιμον νοῦν, ποιεῖν τὰ μὴ καθήκοντα, <text:span text:style-name="T1">29</text:span> πεπληρωμένους πάσῃ ἀδικίᾳ πονηρίᾳ πλεονεξίᾳ κακίᾳ, μεστοὺς φθόνου φόνου ἔριδος δόλου κακοηθείας, ψιθυριστάς, <text:span text:style-name="T1">30</text:span> καταλάλους, θεοστυγεῖς, ὑβριστάς, ὑπερηφάνους, ἀλαζόνας, ἐφευρετὰς κακῶν, γονεῦσιν ἀπειθεῖς, <text:span text:style-name="T1">31</text:span> ἀσυνέτους, ἀσυνθέτους, ἀστόργους, ἀνελεήμονας· <text:span text:style-name="T1">32</text:span> οἵτινες τὸ δικαίωμα τοῦ Θεοῦ ἐπιγνόντες, ὅτι οἱ τὰ τοιαῦτα πράσσοντες ἄξιοι θανάτου εἰσίν, οὐ μόνον αὐτὰ ποιοῦσιν, ἀλλὰ καὶ συνευδοκοῦσιν τοῖς πράσσουσιν.</text:p>
      <text:p text:style-name="P2"/>
      <text:h text:style-name="P4" text:outline-level="2">2</text:h>
      <text:p text:style-name="P2"/>
      <text:p text:style-name="P2"><text:tab/><text:span text:style-name="T1">1</text:span> Διὸ ἀναπολόγητος εἶ, ὦ ἄνθρωπε πᾶς ὁ κρίνων· ἐν ᾧ γὰρ κρίνεις τὸν ἕτερον, σεαυτὸν κατακρίνεις· τὰ γὰρ αὐτὰ πράσσεις ὁ κρίνων. <text:span text:style-name="T1">2</text:span> οἴδαμεν δὲ ὅτι τὸ κρίμα τοῦ Θεοῦ ἐστιν κατὰ ἀλήθειαν ἐπὶ τοὺς τὰ τοιαῦτα πράσσοντας. <text:span text:style-name="T1">3</text:span> λογίζῃ δὲ τοῦτο, ὦ ἄνθρωπε ὁ κρίνων τοὺς τὰ τοιαῦτα πράσσοντας καὶ ποιῶν αὐτά, ὅτι σὺ ἐκφεύξῃ τὸ κρίμα τοῦ Θεοῦ; <text:span text:style-name="T1">4</text:span> ἢ τοῦ πλούτου τῆς χρηστότητος αὐτοῦ καὶ τῆς ἀνοχῆς καὶ τῆς μακροθυμίας καταφρονεῖς, ἀγνοῶν ὅτι τὸ χρηστὸν τοῦ Θεοῦ εἰς μετάνοιάν σε ἄγει; <text:span text:style-name="T1">5</text:span> κατὰ δὲ τὴν σκληρότητά σου καὶ ἀμετανόητον καρδίαν θησαυρίζεις σεαυτῷ ὀργὴν ἐν ἡμέρᾳ ὀργῆς καὶ ἀποκαλύψεως δικαιοκρισίας τοῦ Θεοῦ, <text:span text:style-name="T1">6</text:span> ὃς <text:span text:style-name="T3">ἀποδώσει ἑκάστῳ κατὰ τὰ ἔργα αὐτοῦ</text:span>· <text:span text:style-name="T1">7</text:span> τοῖς μὲν καθ’ ὑπομονὴν ἔργου ἀγαθοῦ δόξαν καὶ τιμὴν καὶ ἀφθαρσίαν ζητοῦσιν ζωὴν αἰώνιον· <text:span text:style-name="T1">8</text:span> τοῖς δὲ ἐξ ἐριθείας καὶ ἀπειθοῦσι τῇ ἀληθείᾳ πειθομένοις δὲ τῇ ἀδικίᾳ, ὀργὴ καὶ θυμός. <text:span text:style-name="T1">9</text:span> θλῖψις καὶ στενοχωρία, ἐπὶ πᾶσαν ψυχὴν ἀνθρώπου τοῦ <text:soft-page-break/>κατεργαζομένου τὸ κακόν, Ἰουδαίου τε πρῶτον καὶ Ἕλληνος· <text:span text:style-name="T1">10</text:span> δόξα δὲ καὶ τιμὴ καὶ εἰρήνη παντὶ τῷ ἐργαζομένῳ τὸ ἀγαθόν, Ἰουδαίῳ τε πρῶτον καὶ Ἕλληνι. <text:span text:style-name="T1">11</text:span> οὐ γάρ ἐστιν προσωπολημψία παρὰ τῷ Θεῷ. <text:span text:style-name="T1">12</text:span> Ὅσοι γὰρ ἀνόμως ἥμαρτον, ἀνόμως καὶ ἀπολοῦνται· καὶ ὅσοι ἐν νόμῳ ἥμαρτον, διὰ νόμου κριθήσονται· <text:span text:style-name="T1">13</text:span> οὐ γὰρ οἱ ἀκροαταὶ νόμου δίκαιοι παρὰ τῷ Θεῷ, ἀλλ’ οἱ ποιηταὶ νόμου δικαιωθήσονται. <text:span text:style-name="T1">14</text:span> ὅταν γὰρ ἔθνη τὰ μὴ νόμον ἔχοντα φύσει τὰ τοῦ νόμου ποιῶσιν, οὗτοι νόμον μὴ ἔχοντες ἑαυτοῖς εἰσιν νόμος· <text:span text:style-name="T1">15</text:span> οἵτινες ἐνδείκνυνται τὸ ἔργον τοῦ νόμου γραπτὸν ἐν ταῖς καρδίαις αὐτῶν, συνμαρτυρούσης αὐτῶν τῆς συνειδήσεως καὶ μεταξὺ ἀλλήλων τῶν λογισμῶν κατηγορούντων ἢ καὶ ἀπολογουμένων, <text:span text:style-name="T1">16 </text:span>ἐν ᾗ ἡμέρᾳ κρίνει ὁ Θεὸς τὰ κρυπτὰ τῶν ἀνθρώπων κατὰ τὸ εὐαγγέλιόν μου διὰ Χριστοῦ Ἰησοῦ. <text:span text:style-name="T1">17</text:span> Εἰ δὲ σὺ Ἰουδαῖος ἐπονομάζῃ καὶ ἐπαναπαύῃ νόμῳ καὶ καυχᾶσαι ἐν Θεῷ <text:span text:style-name="T1">18</text:span> καὶ γινώσκεις τὸ θέλημα καὶ δοκιμάζεις τὰ διαφέροντα κατηχούμενος ἐκ τοῦ νόμου, <text:span text:style-name="T1">19</text:span> πέποιθάς τε σεαυτὸν ὁδηγὸν εἶναι τυφλῶν, φῶς τῶν ἐν σκότει, <text:span text:style-name="T1">20</text:span> παιδευτὴν ἀφρόνων, διδάσκαλον νηπίων, ἔχοντα τὴν μόρφωσιν τῆς γνώσεως καὶ τῆς ἀληθείας ἐν τῷ νόμῳ· <text:span text:style-name="T1">21</text:span> ὁ οὖν διδάσκων ἕτερον σεαυτὸν οὐ διδάσκεις; ὁ κηρύσσων μὴ κλέπτειν κλέπτεις; <text:span text:style-name="T1">22</text:span> ὁ λέγων μὴ μοιχεύειν μοιχεύεις; ὁ βδελυσσόμενος τὰ εἴδωλα ἱεροσυλεῖς; <text:span text:style-name="T1">23</text:span> ὃς ἐν νόμῳ καυχᾶσαι, διὰ τῆς παραβάσεως τοῦ νόμου τὸν Θεὸν ἀτιμάζεις; <text:span text:style-name="T1">24</text:span> <text:span text:style-name="T3">τὸ</text:span> γὰρ <text:span text:style-name="T3">ὄνομα τοῦ Θεοῦ δι’ ὑμᾶς βλασφημεῖται ἐν τοῖς ἔθνεσιν</text:span>, καθὼς γέγραπται. <text:span text:style-name="T1">25</text:span> περιτομὴ μὲν γὰρ ὠφελεῖ ἐὰν νόμον πράσσῃς· ἐὰν δὲ παραβάτης νόμου ᾖς, ἡ περιτομή σου ἀκροβυστία γέγονεν. <text:span text:style-name="T1">26</text:span> ἐὰν οὖν ἡ ἀκροβυστία τὰ δικαιώματα τοῦ νόμου φυλάσσῃ, οὐχ ἡ ἀκροβυστία αὐτοῦ εἰς περιτομὴν λογισθήσεται; <text:span text:style-name="T1">27</text:span> καὶ κρινεῖ ἡ ἐκ φύσεως ἀκροβυστία τὸν νόμον τελοῦσα σὲ τὸν διὰ γράμματος καὶ περιτομῆς <text:soft-page-break/>παραβάτην νόμου. <text:span text:style-name="T1">28</text:span> οὐ γὰρ ὁ ἐν τῷ φανερῷ Ἰουδαῖός ἐστιν, οὐδὲ ἡ ἐν τῷ φανερῷ ἐν σαρκὶ περιτομή· <text:span text:style-name="T1">29</text:span> ἀλλ’ ὁ ἐν τῷ κρυπτῷ Ἰουδαῖος, καὶ περιτομὴ καρδίας ἐν πνεύματι οὐ γράμματι, οὗ ὁ ἔπαινος οὐκ ἐξ ἀνθρώπων ἀλλ’ ἐκ τοῦ Θεοῦ.</text:p>
      <text:p text:style-name="P2"/>
      <text:h text:style-name="P4" text:outline-level="2">3</text:h>
      <text:p text:style-name="P2"/>
      <text:p text:style-name="P2"><text:span text:style-name="T1">1</text:span> Τί οὖν τὸ περισσὸν τοῦ Ἰουδαίου, ἢ τίς ἡ ὠφέλεια τῆς περιτομῆς; <text:span text:style-name="T1">2</text:span> πολὺ κατὰ πάντα τρόπον. πρῶτον μὲν γὰρ ὅτι ἐπιστεύθησαν τὰ λόγια τοῦ Θεοῦ. <text:span text:style-name="T1">3</text:span> τί γάρ; εἰ ἠπίστησάν τινες, μὴ ἡ ἀπιστία αὐτῶν τὴν πίστιν τοῦ Θεοῦ καταργήσει; <text:span text:style-name="T1">4</text:span> μὴ γένοιτο· γινέσθω δὲ ὁ Θεὸς ἀληθής, πᾶς δὲ ἄνθρωπος ψεύστης, καθάπερ γέγραπται </text:p>
      <text:p text:style-name="P2"><text:tab/><text:span text:style-name="T3">Ὅπως ἂν δικαιωθῇς ἐν τοῖς λόγοις σου </text:span></text:p>
      <text:p text:style-name="P2"><text:span text:style-name="T3"><text:tab/><text:tab/>καὶ νικήσεις ἐν τῷ κρίνεσθαί σε</text:span>.</text:p>
      <text:p text:style-name="P2"><text:span text:style-name="T1">5</text:span> εἰ δὲ ἡ ἀδικία ἡμῶν Θεοῦ δικαιοσύνην συνίστησιν, τί ἐροῦμεν; μὴ ἄδικος ὁ Θεὸς ὁ ἐπιφέρων τὴν ὀργήν; κατὰ ἄνθρωπον λέγω. <text:span text:style-name="T1">6</text:span> μὴ γένοιτο· ἐπεὶ πῶς κρινεῖ ὁ Θεὸς τὸν κόσμον; <text:span text:style-name="T1">7</text:span> εἰ δὲ ἡ ἀλήθεια τοῦ Θεοῦ ἐν τῷ ἐμῷ ψεύσματι ἐπερίσσευσεν εἰς τὴν δόξαν αὐτοῦ, τί ἔτι κἀγὼ ὡς ἁμαρτωλὸς κρίνομαι; <text:span text:style-name="T1">8</text:span> καὶ μὴ καθὼς βλασφημούμεθα καὶ καθώς φασίν τινες ἡμᾶς λέγειν ὅτι Ποιήσωμεν τὰ κακὰ ἵνα ἔλθῃ τὰ ἀγαθά; ὧν τὸ κρίμα ἔνδικόν ἐστιν.</text:p>
      <text:p text:style-name="P2"><text:tab/><text:span text:style-name="T1">9</text:span> Τί οὖν; προεχόμεθα; οὐ πάντως· προῃτιασάμεθα γὰρ Ἰουδαίους τε καὶ Ἕλληνας πάντας ὑφ’ ἁμαρτίαν εἶναι, <text:span text:style-name="T1">10</text:span> καθὼς γέγραπται ὅτι </text:p>
      <text:p text:style-name="P2"><text:tab/><text:span text:style-name="T3">Οὐκ ἔστιν δίκαιος οὐδὲ εἷς,</text:span></text:p>
      <text:p text:style-name="P2"><text:tab/><text:tab/><text:span text:style-name="T1">11</text:span> <text:span text:style-name="T3">οὐκ ἔστιν ὁ συνίων, οὐκ ἔστιν ὁ ἐκζητῶν τὸν Θεόν·</text:span></text:p>
      <text:p text:style-name="P2"><text:soft-page-break/><text:span text:style-name="T1"><text:tab/>12</text:span> <text:span text:style-name="T3">πάντες ἐξέκλιναν, ἅμα ἠχρεώθησαν· </text:span></text:p>
      <text:p text:style-name="P3"><text:tab/><text:tab/>οὐκ ἔστιν ὁ ποιῶν χρηστότητα, οὐκ ἔστιν ἕως ἑνός. </text:p>
      <text:p text:style-name="P2"><text:span text:style-name="T1"><text:tab/>13</text:span> <text:span text:style-name="T3">τάφος ἀνεῳγμένος ὁ λάρυγξ αὐτῶν, </text:span></text:p>
      <text:p text:style-name="P3"><text:tab/><text:tab/>ταῖς γλώσσαις αὐτῶν ἐδολιοῦσαν, </text:p>
      <text:p text:style-name="P3"><text:tab/>ἰὸς ἀσπίδων ὑπὸ τὰ χείλη αὐτῶν·</text:p>
      <text:p text:style-name="P2"><text:tab/><text:tab/><text:span text:style-name="T1">14</text:span> <text:span text:style-name="T3">ὧν τὸ στόμα ἀρᾶς καὶ πικρίας γέμει·</text:span></text:p>
      <text:p text:style-name="P2"><text:tab/><text:span text:style-name="T1">15</text:span> <text:span text:style-name="T3">ὀξεῖς οἱ πόδες αὐτῶν ἐκχέαι αἷμα,</text:span></text:p>
      <text:p text:style-name="P2"><text:tab/><text:tab/><text:span text:style-name="T1">16</text:span> <text:span text:style-name="T3">σύντριμμα καὶ ταλαιπωρία ἐν ταῖς ὁδοῖς αὐτῶν,</text:span></text:p>
      <text:p text:style-name="P2"><text:tab/><text:span text:style-name="T1">17</text:span> <text:span text:style-name="T3">καὶ ὁδὸν εἰρήνης οὐκ ἔγνωσαν.</text:span></text:p>
      <text:p text:style-name="P2"><text:tab/><text:tab/><text:span text:style-name="T1">18</text:span> <text:span text:style-name="T3">οὐκ ἔστιν φόβος Θεοῦ ἀπέναντι τῶν ὀφθαλμῶν αὐτῶν.</text:span></text:p>
      <text:p text:style-name="P2"><text:span text:style-name="T1">19</text:span> Οἴδαμεν δὲ ὅτι ὅσα ὁ νόμος λέγει τοῖς ἐν τῷ νόμῳ λαλεῖ, ἵνα πᾶν στόμα φραγῇ καὶ ὑπόδικος γένηται πᾶς ὁ κόσμος τῷ Θεῷ· <text:span text:style-name="T1">20</text:span> διότι ἐξ ἔργων νόμου <text:span text:style-name="T3">οὐ δικαιωθήσεται πᾶσα σὰρξ ἐνώπιον αὐτοῦ</text:span>· διὰ γὰρ νόμου ἐπίγνωσις ἁμαρτίας.</text:p>
      <text:p text:style-name="P2"><text:tab/><text:span text:style-name="T1">21</text:span> Νυνὶ δὲ χωρὶς νόμου δικαιοσύνη Θεοῦ πεφανέρωται, μαρτυρουμένη ὑπὸ τοῦ νόμου καὶ τῶν προφητῶν, <text:span text:style-name="T1">22</text:span> δικαιοσύνη δὲ Θεοῦ διὰ πίστεως Ἰησοῦ Χριστοῦ, εἰς πάντας τοὺς πιστεύοντας· οὐ γάρ ἐστιν διαστολή· <text:span text:style-name="T1">23</text:span> πάντες γὰρ ἥμαρτον καὶ ὑστεροῦνται τῆς δόξης τοῦ Θεοῦ, <text:span text:style-name="T1">24</text:span> δικαιούμενοι δωρεὰν τῇ αὐτοῦ χάριτι διὰ τῆς ἀπολυτρώσεως τῆς ἐν Χριστῷ Ἰησοῦ· <text:span text:style-name="T1">25</text:span> ὃν προέθετο ὁ Θεὸς ἱλαστήριον διὰ πίστεως ἐν τῷ αὐτοῦ αἵματι, εἰς ἔνδειξιν τῆς δικαιοσύνης αὐτοῦ διὰ τὴν πάρεσιν τῶν προγεγονότων ἁμαρτημάτων <text:span text:style-name="T1">26</text:span> ἐν τῇ ἀνοχῇ τοῦ Θεοῦ, πρὸς τὴν ἔνδειξιν τῆς δικαιοσύνης αὐτοῦ ἐν τῷ νῦν καιρῷ, εἰς τὸ εἶναι αὐτὸν δίκαιον καὶ δικαιοῦντα τὸν ἐκ πίστεως Ἰησοῦ. <text:span text:style-name="T1">27</text:span> Ποῦ οὖν ἡ καύχησις; ἐξεκλείσθη. διὰ ποίου νόμου; τῶν ἔργων; οὐχί, ἀλλὰ διὰ νόμου πίστεως. <text:span text:style-name="T1">28</text:span> λογιζόμεθα γὰρ δικαιοῦσθαι πίστει ἄνθρωπον χωρὶς ἔργων <text:soft-page-break/>νόμου. <text:span text:style-name="T1">29</text:span> ἢ Ἰουδαίων ὁ Θεὸς μόνον; οὐχὶ καὶ ἐθνῶν; ναὶ καὶ ἐθνῶν, <text:span text:style-name="T1">30</text:span> εἴπερ εἷς ὁ Θεός, ὃς δικαιώσει περιτομὴν ἐκ πίστεως καὶ ἀκροβυστίαν διὰ τῆς πίστεως. <text:span text:style-name="T1">31</text:span> νόμον οὖν καταργοῦμεν διὰ τῆς πίστεως; μὴ γένοιτο, ἀλλὰ νόμον ἱστάνομεν.</text:p>
      <text:p text:style-name="P2"/>
      <text:h text:style-name="P4" text:outline-level="2">4</text:h>
      <text:p text:style-name="P2"/>
      <text:p text:style-name="P2"><text:tab/><text:span text:style-name="T1">1</text:span> Τί οὖν ἐροῦμεν εὑρηκέναι Ἀβραὰμ τὸν προπάτορα ἡμῶν κατὰ σάρκα; <text:span text:style-name="T1">2</text:span> εἰ γὰρ Ἀβραὰμ ἐξ ἔργων ἐδικαιώθη, ἔχει καύχημα· ἀλλ’ οὐ πρὸς Θεόν, <text:span text:style-name="T1">3</text:span> τί γὰρ ἡ γραφὴ λέγει; Ἐπίστευσεν δὲ Ἀβραὰμ τῷ Θεῷ, καὶ ἐλογίσθη αὐτῷ εἰς δικαιοσύνην. <text:span text:style-name="T1">4</text:span> τῷ δὲ ἐργαζομένῳ ὁ μισθὸς οὐ λογίζεται κατὰ χάριν ἀλλὰ κατὰ ὀφείλημα· <text:span text:style-name="T1">5</text:span> τῷ δὲ μὴ ἐργαζομένῳ, πιστεύοντι δὲ ἐπὶ τὸν δικαιοῦντα τὸν ἀσεβῆ, λογίζεται ἡ πίστις αὐτοῦ εἰς δικαιοσύνην, <text:span text:style-name="T1">6</text:span> καθάπερ καὶ Δαυεὶδ λέγει τὸν μακαρισμὸν τοῦ ἀνθρώπου ᾧ ὁ Θεὸς λογίζεται δικαιοσύνην χωρὶς ἔργων</text:p>
      <text:p text:style-name="P2"><text:tab/><text:span text:style-name="T1">7</text:span> <text:span text:style-name="T3">Μακάριοι ὧν ἀφέθησαν αἱ ἀνομίαι καὶ ὧν ἐπεκαλύφθησαν αἱ ἁμαρτίαι·</text:span></text:p>
      <text:p text:style-name="P2"><text:tab/><text:tab/><text:span text:style-name="T1">8</text:span> <text:span text:style-name="T3">μακάριος ἀνὴρ οὗ οὐ μὴ λογίσηται Κύριος ἁμαρτίαν.</text:span></text:p>
      <text:p text:style-name="P2"><text:span text:style-name="T1">9</text:span> ὁ μακαρισμὸς οὖν οὗτος ἐπὶ τὴν περιτομὴν ἢ καὶ ἐπὶ τὴν ἀκροβυστίαν; λέγομεν γάρ <text:span text:style-name="T3">Ἐλογίσθη τῷ Ἀβραὰμ ἡ πίστις εἰς δικαιοσύνην</text:span>. <text:span text:style-name="T1">10</text:span> πῶς οὖν ἐλογίσθη; ἐν περιτομῇ ὄντι ἢ ἐν ἀκροβυστίᾳ; οὐκ ἐν περιτομῇ ἀλλ’ ἐν ἀκροβυστίᾳ· <text:span text:style-name="T1">11</text:span> καὶ <text:span text:style-name="T3">σημεῖον</text:span> ἔλαβεν <text:span text:style-name="T3">περιτομῆς</text:span> σφραγῖδα τῆς δικαιοσύνης τῆς πίστεως τῆς <text:span text:style-name="T3">ἐν τῇ ἀκροβυστίᾳ</text:span>, εἰς τὸ εἶναι αὐτὸν πατέρα πάντων τῶν πιστευόντων δι’ ἀκροβυστίας, εἰς τὸ λογισθῆναι αὐτοῖς τὴν δικαιοσύνην, <text:span text:style-name="T1">12</text:span> καὶ πατέρα περιτομῆς τοῖς οὐκ ἐκ <text:soft-page-break/>περιτομῆς μόνον ἀλλὰ καὶ τοῖς στοιχοῦσιν τοῖς ἴχνεσιν τῆς ἐν ἀκροβυστίᾳ πίστεως τοῦ πατρὸς ἡμῶν Ἀβραάμ. <text:span text:style-name="T1">13</text:span> Οὐ γὰρ διὰ νόμου ἡ ἐπαγγελία τῷ Ἀβραὰμ ἢ τῷ σπέρματι αὐτοῦ, τὸ κληρονόμον αὐτὸν εἶναι κόσμου, ἀλλὰ διὰ δικαιοσύνης πίστεως. <text:span text:style-name="T1">14</text:span> εἰ γὰρ οἱ ἐκ νόμου κληρονόμοι, κεκένωται ἡ πίστις καὶ κατήργηται ἡ ἐπαγγελία· <text:span text:style-name="T1">15</text:span> ὁ γὰρ νόμος ὀργὴν κατεργάζεται· οὗ δὲ οὐκ ἔστιν νόμος, οὐδὲ παράβασις. <text:span text:style-name="T1">16</text:span> Διὰ τοῦτο ἐκ πίστεως, ἵνα κατὰ χάριν, εἰς τὸ εἶναι βεβαίαν τὴν ἐπαγγελίαν παντὶ τῷ σπέρματι, οὐ τῷ ἐκ τοῦ νόμου μόνον ἀλλὰ καὶ τῷ ἐκ πίστεως Ἀβραάμ, (ὅς ἐστιν πατὴρ πάντων ἡμῶν, <text:span text:style-name="T1">17</text:span> καθὼς γέγραπται ὅτι <text:span text:style-name="T3">Πατέρα πολλῶν ἐθνῶν τέθεικά σε</text:span>,) κατέναντι οὗ ἐπίστευσεν Θεοῦ τοῦ ζωοποιοῦντος τοὺς νεκροὺς καὶ καλοῦντος τὰ μὴ ὄντα ὡς ὄντα· <text:span text:style-name="T1">18</text:span> ὃς παρ’ ἐλπίδα ἐπ’ ἐλπίδι ἐπίστευσεν εἰς τὸ γενέσθαι αὐτὸν <text:span text:style-name="T3">πατέρα πολλῶν ἐθνῶν</text:span> κατὰ τὸ εἰρημένον <text:span text:style-name="T3">Οὕτως ἔσται τὸ σπέρμα σου</text:span>· <text:span text:style-name="T1">19</text:span> καὶ μὴ ἀσθενήσας τῇ πίστει κατενόησεν τὸ ἑαυτοῦ σῶμα νενεκρωμένον, ἑκατονταετής που ὑπάρχων, καὶ τὴν νέκρωσιν τῆς μήτρας Σάρρας· <text:span text:style-name="T1">20</text:span> εἰς δὲ τὴν ἐπαγγελίαν τοῦ Θεοῦ οὐ διεκρίθη τῇ ἀπιστίᾳ, ἀλλὰ ἐνεδυναμώθη τῇ πίστει, δοὺς δόξαν τῷ Θεῷ <text:span text:style-name="T1">21</text:span> καὶ πληροφορηθεὶς ὅτι ὃ ἐπήγγελται δυνατός ἐστιν καὶ ποιῆσαι. <text:span text:style-name="T1">22</text:span> διὸ καὶ <text:span text:style-name="T3">ἐλογίσθη αὐτῷ εἰς δικαιοσύνην</text:span>. <text:span text:style-name="T1">23</text:span> Οὐκ ἐγράφη δὲ δι’ αὐτὸν μόνον ὅτι <text:span text:style-name="T3">ἐλογίσθη αὐτῷ</text:span>, <text:span text:style-name="T1">24</text:span> ἀλλὰ καὶ δι’ ἡμᾶς, οἷς μέλλει λογίζεσθαι, τοῖς πιστεύουσιν ἐπὶ τὸν ἐγείραντα Ἰησοῦν τὸν Κύριον ἡμῶν ἐκ νεκρῶν, <text:span text:style-name="T1">25</text:span> ὃς παρεδόθη διὰ τὰ παραπτώματα ἡμῶν καὶ ἠγέρθη διὰ τὴν δικαίωσιν ἡμῶν.</text:p>
      <text:p text:style-name="P2"/>
      <text:h text:style-name="P4" text:outline-level="2">5</text:h>
      <text:p text:style-name="P2"/>
      <text:p text:style-name="P2"><text:soft-page-break/><text:tab/><text:span text:style-name="T1">1</text:span> Δικαιωθέντες οὖν ἐκ πίστεως εἰρήνην ἔχωμεν πρὸς τὸν Θεὸν διὰ τοῦ Κυρίου ἡμῶν Ἰησοῦ Χριστοῦ, <text:span text:style-name="T1">2</text:span> δι’ οὗ καὶ τὴν προσαγωγὴν ἐσχήκαμεν τῇ πίστει εἰς τὴν χάριν ταύτην ἐν ᾗ ἑστήκαμεν, καὶ καυχώμεθα ἐπ’ ἐλπίδι τῆς δόξης τοῦ Θεοῦ. <text:span text:style-name="T1">3</text:span> οὐ μόνον δέ, ἀλλὰ καὶ καυχώμεθα ἐν ταῖς θλίψεσιν, εἰδότες ὅτι ἡ θλῖψις ὑπομονὴν κατεργάζεται, <text:span text:style-name="T1">4</text:span> ἡ δὲ ὑπομονὴ δοκιμήν, ἡ δὲ δοκιμὴ ἐλπίδα· <text:span text:style-name="T1">5</text:span> ἡ δὲ <text:span text:style-name="T3">ἐλπὶς οὐ καταισχύνει</text:span>, ὅτι ἡ ἀγάπη τοῦ Θεοῦ ἐκκέχυται ἐν ταῖς καρδίαις ἡμῶν διὰ Πνεύματος Ἁγίου τοῦ δοθέντος ἡμῖν. <text:span text:style-name="T1">6</text:span> ἔτι γὰρ Χριστὸς ὄντων ἡμῶν ἀσθενῶν ἔτι κατὰ καιρὸν ὑπὲρ ἀσεβῶν ἀπέθανεν. <text:span text:style-name="T1">7</text:span> μόλις γὰρ ὑπὲρ δικαίου τις ἀποθανεῖται· ὑπὲρ γὰρ τοῦ ἀγαθοῦ τάχα τις καὶ τολμᾷ ἀποθανεῖν· <text:span text:style-name="T1">8</text:span> συνίστησιν δὲ τὴν ἑαυτοῦ ἀγάπην εἰς ἡμᾶς ὁ Θεὸς ὅτι ἔτι ἁμαρτωλῶν ὄντων ἡμῶν Χριστὸς ὑπὲρ ἡμῶν ἀπέθανεν. <text:span text:style-name="T1">9</text:span> πολλῷ οὖν μᾶλλον δικαιωθέντες νῦν ἐν τῷ αἵματι αὐτοῦ σωθησόμεθα δι’ αὐτοῦ ἀπὸ τῆς ὀργῆς. <text:span text:style-name="T1">10</text:span> εἰ γὰρ ἐχθροὶ ὄντες κατηλλάγημεν τῷ Θεῷ διὰ τοῦ θανάτου τοῦ Υἱοῦ αὐτοῦ, πολλῷ μᾶλλον καταλλαγέντες σωθησόμεθα ἐν τῇ ζωῇ αὐτοῦ· <text:span text:style-name="T1">11</text:span> οὐ μόνον δέ, ἀλλὰ καὶ καυχώμενοι ἐν τῷ Θεῷ διὰ τοῦ Κυρίου ἡμῶν Ἰησοῦ Χριστοῦ, δι’ οὗ νῦν τὴν καταλλαγὴν ἐλάβομεν.</text:p>
      <text:p text:style-name="P2"><text:tab/><text:span text:style-name="T1">12</text:span> Διὰ τοῦτο ὥσπερ δι’ ἑνὸς ἀνθρώπου ἡ ἁμαρτία εἰς τὸν κόσμον εἰσῆλθεν, καὶ διὰ τῆς ἁμαρτίας ὁ θάνατος, καὶ οὕτως εἰς πάντας ἀνθρώπους ὁ θάνατος διῆλθεν, ἐφ’ ᾧ πάντες ἥμαρτον· <text:span text:style-name="T1">13</text:span> ἄχρι γὰρ νόμου ἁμαρτία ἦν ἐν κόσμῳ, ἁμαρτία δὲ οὐκ ἐλλογεῖται μὴ ὄντος νόμου· <text:span text:style-name="T1">14</text:span> ἀλλὰ ἐβασίλευσεν ὁ θάνατος ἀπὸ Ἀδὰμ μέχρι Μωϋσέως καὶ ἐπὶ τοὺς μὴ ἁμαρτήσαντας ἐπὶ τῷ ὁμοιώματι τῆς παραβάσεως Ἀδάμ, ὅς ἐστιν τύπος τοῦ μέλλοντος. <text:span text:style-name="T1">15</text:span> Ἀλλ’ οὐχ ὡς τὸ παράπτωμα, οὕτως καὶ τὸ χάρισμα· εἰ γὰρ τῷ τοῦ ἑνὸς παραπτώματι οἱ πολλοὶ ἀπέθανον, πολλῷ μᾶλλον ἡ χάρις τοῦ Θεοῦ καὶ ἡ δωρεὰ ἐν χάριτι τῇ τοῦ ἑνὸς ἀνθρώπου Ἰησοῦ Χριστοῦ εἰς τοὺς <text:soft-page-break/>πολλοὺς ἐπερίσσευσεν. <text:span text:style-name="T1">16</text:span> καὶ οὐχ ὡς δι’ ἑνὸς ἁμαρτήσαντος τὸ δώρημα· τὸ μὲν γὰρ κρίμα ἐξ ἑνὸς εἰς κατάκριμα, τὸ δὲ χάρισμα ἐκ πολλῶν παραπτωμάτων εἰς δικαίωμα. <text:span text:style-name="T1">17</text:span> εἰ γὰρ τῷ τοῦ ἑνὸς παραπτώματι ὁ θάνατος ἐβασίλευσεν διὰ τοῦ ἑνός, πολλῷ μᾶλλον οἱ τὴν περισσείαν τῆς χάριτος καὶ τῆς δωρεᾶς τῆς δικαιοσύνης λαμβάνοντες ἐν ζωῇ βασιλεύσουσιν διὰ τοῦ ἑνὸς Ἰησοῦ Χριστοῦ. <text:span text:style-name="T1">18</text:span> Ἄρα οὖν ὡς δι’ ἑνὸς παραπτώματος εἰς πάντας ἀνθρώπους εἰς κατάκριμα, οὕτως καὶ δι’ ἑνὸς δικαιώματος εἰς πάντας ἀνθρώπους εἰς δικαίωσιν ζωῆς· <text:span text:style-name="T1">19</text:span> ὥσπερ γὰρ διὰ τῆς παρακοῆς τοῦ ἑνὸς ἀνθρώπου ἁμαρτωλοὶ κατεστάθησαν οἱ πολλοί, οὕτως καὶ διὰ τῆς ὑπακοῆς τοῦ ἑνὸς δίκαιοι κατασταθήσονται οἱ πολλοί. <text:span text:style-name="T1">20</text:span> νόμος δὲ παρεισῆλθεν ἵνα πλεονάσῃ τὸ παράπτωμα· οὗ δὲ ἐπλεόνασεν ἡ ἁμαρτία, ὑπερεπερίσσευσεν ἡ χάρις, <text:span text:style-name="T1">21</text:span> ἵνα ὥσπερ ἐβασίλευσεν ἡ ἁμαρτία ἐν τῷ θανάτῳ, οὕτως καὶ ἡ χάρις βασιλεύσῃ διὰ δικαιοσύνης εἰς ζωὴν αἰώνιον διὰ Ἰησοῦ Χριστοῦ τοῦ Κυρίου ἡμῶν.</text:p>
      <text:p text:style-name="P2"/>
      <text:h text:style-name="P4" text:outline-level="2">6</text:h>
      <text:p text:style-name="P2"/>
      <text:p text:style-name="P2"><text:tab/><text:span text:style-name="T1">1</text:span> Τί οὖν ἐροῦμεν; ἐπιμένωμεν τῇ ἁμαρτίᾳ, ἵνα ἡ χάρις πλεονάσῃ; <text:span text:style-name="T1">2</text:span> μὴ γένοιτο. οἵτινες ἀπεθάνομεν τῇ ἁμαρτίᾳ, πῶς ἔτι ζήσομεν ἐν αὐτῇ; <text:span text:style-name="T1">3</text:span> ἢ ἀγνοεῖτε ὅτι ὅσοι ἐβαπτίσθημεν εἰς Χριστὸν Ἰησοῦν, εἰς τὸν θάνατον αὐτοῦ ἐβαπτίσθημεν; <text:span text:style-name="T1">4</text:span> συνετάφημεν οὖν αὐτῷ διὰ τοῦ βαπτίσματος εἰς τὸν θάνατον, ἵνα ὥσπερ ἠγέρθη Χριστὸς ἐκ νεκρῶν διὰ τῆς δόξης τοῦ Πατρός, οὕτως καὶ ἡμεῖς ἐν καινότητι ζωῆς περιπατήσωμεν. <text:span text:style-name="T1">5</text:span> εἰ γὰρ σύμφυτοι γεγόναμεν τῷ ὁμοιώματι τοῦ θανάτου αὐτοῦ, ἀλλὰ καὶ τῆς ἀναστάσεως ἐσόμεθα· <text:span text:style-name="T1">6</text:span> τοῦτο γινώσκοντες, ὅτι ὁ <text:soft-page-break/>παλαιὸς ἡμῶν ἄνθρωπος συνεσταυρώθη, ἵνα καταργηθῇ τὸ σῶμα τῆς ἁμαρτίας, τοῦ μηκέτι δουλεύειν ἡμᾶς τῇ ἁμαρτίᾳ· <text:span text:style-name="T1">7</text:span> ὁ γὰρ ἀποθανὼν δεδικαίωται ἀπὸ τῆς ἁμαρτίας. <text:span text:style-name="T1">8</text:span> εἰ δὲ ἀπεθάνομεν σὺν Χριστῷ, πιστεύομεν ὅτι καὶ συνζήσομεν αὐτῷ, <text:span text:style-name="T1">9</text:span> εἰδότες ὅτι Χριστὸς ἐγερθεὶς ἐκ νεκρῶν οὐκέτι ἀποθνῄσκει, θάνατος αὐτοῦ οὐκέτι κυριεύει. <text:span text:style-name="T1">10</text:span> ὃ γὰρ ἀπέθανεν, τῇ ἁμαρτίᾳ ἀπέθανεν ἐφάπαξ· ὃ δὲ ζῇ, ζῇ τῷ Θεῷ. <text:span text:style-name="T1">11</text:span> οὕτως καὶ ὑμεῖς λογίζεσθε ἑαυτοὺς εἶναι νεκροὺς μὲν τῇ ἁμαρτίᾳ ζῶντας δὲ τῷ Θεῷ ἐν Χριστῷ Ἰησοῦ. <text:span text:style-name="T1">12</text:span> Μὴ οὖν βασιλευέτω ἡ ἁμαρτία ἐν τῷ θνητῷ ὑμῶν σώματι εἰς τὸ ὑπακούειν ταῖς ἐπιθυμίαις αὐτοῦ, <text:span text:style-name="T1">13</text:span> μηδὲ παριστάνετε τὰ μέλη ὑμῶν ὅπλα ἀδικίας τῇ ἁμαρτίᾳ, ἀλλὰ παραστήσατε ἑαυτοὺς τῷ Θεῷ ὡσεὶ ἐκ νεκρῶν ζῶντας καὶ τὰ μέλη ὑμῶν ὅπλα δικαιοσύνης τῷ Θεῷ, 14 ἁμαρτία γὰρ ὑμῶν οὐ κυριεύσει· οὐ γάρ ἐστε ὑπὸ νόμον ἀλλὰ ὑπὸ χάριν. <text:span text:style-name="T1">15</text:span> Τί οὖν; ἁμαρτήσωμεν ὅτι οὐκ ἐσμὲν ὑπὸ νόμον ἀλλὰ ὑπὸ χάριν; μὴ γένοιτο. <text:span text:style-name="T1">16</text:span> οὐκ οἴδατε ὅτι ᾧ παριστάνετε ἑαυτοὺς δούλους εἰς ὑπακοήν, δοῦλοί ἐστε ᾧ ὑπακούετε, ἤτοι ἁμαρτίας εἰς θάνατον ἢ ὑπακοῆς εἰς δικαιοσύνην; <text:span text:style-name="T1">17</text:span> χάρις δὲ τῷ Θεῷ ὅτι ἦτε δοῦλοι τῆς ἁμαρτίας, ὑπηκούσατε δὲ ἐκ καρδίας εἰς ὃν παρεδόθητε τύπον διδαχῆς, <text:span text:style-name="T1">18</text:span> ἐλευθερωθέντες δὲ ἀπὸ τῆς ἁμαρτίας ἐδουλώθητε τῇ δικαιοσύνῃ. <text:span text:style-name="T1">19</text:span> ἀνθρώπινον λέγω διὰ τὴν ἀσθένειαν τῆς σαρκὸς ὑμῶν. ὥσπερ γὰρ παρεστήσατε τὰ μέλη ὑμῶν δοῦλα τῇ ἀκαθαρσίᾳ καὶ τῇ ἀνομίᾳ εἰς τὴν ἀνομίαν, οὕτως νῦν παραστήσατε τὰ μέλη ὑμῶν δοῦλα τῇ δικαιοσύνῃ εἰς ἁγιασμόν. <text:span text:style-name="T1">20</text:span> ὅτε γὰρ δοῦλοι ἦτε τῆς ἁμαρτίας, ἐλεύθεροι ἦτε τῇ δικαιοσύνῃ. <text:span text:style-name="T1">21</text:span> τίνα οὖν καρπὸν εἴχετε τότε; ἐφ’ οἷς νῦν ἐπαισχύνεσθε· τὸ γὰρ τέλος ἐκείνων θάνατος. <text:span text:style-name="T1">22</text:span> νυνὶ δέ ἐλευθερωθέντες ἀπὸ τῆς ἁμαρτίας δουλωθέντες δὲ τῷ Θεῷ, ἔχετε τὸν καρπὸν ὑμῶν εἰς ἁγιασμόν, τὸ δὲ τέλος ζωὴν αἰώνιον. <text:span text:style-name="T1">23</text:span> τὰ γὰρ ὀψώνια τῆς ἁμαρτίας θάνατος, τὸ δὲ <text:soft-page-break/>χάρισμα τοῦ Θεοῦ ζωὴ αἰώνιος ἐν Χριστῷ Ἰησοῦ τῷ Κυρίῳ ἡμῶν.</text:p>
      <text:p text:style-name="P2"/>
      <text:h text:style-name="P4" text:outline-level="2">7</text:h>
      <text:p text:style-name="P2"/>
      <text:p text:style-name="P2"><text:tab/><text:span text:style-name="T1">1</text:span> Ἢ ἀγνοεῖτε, ἀδελφοί, γινώσκουσιν γὰρ νόμον λαλῶ, ὅτι ὁ νόμος κυριεύει τοῦ ἀνθρώπου ἐφ’ ὅσον χρόνον ζῇ; <text:span text:style-name="T1">2</text:span> ἡ γὰρ ὕπανδρος γυνὴ τῷ ζῶντι ἀνδρὶ δέδεται νόμῳ· ἐὰν δὲ ἀποθάνῃ ὁ ἀνήρ, κατήργηται ἀπὸ τοῦ νόμου τοῦ ἀνδρός. <text:span text:style-name="T1">3</text:span> ἄρα οὖν ζῶντος τοῦ ἀνδρὸς μοιχαλὶς χρηματίσει ἐὰν γένηται ἀνδρὶ ἑτέρῳ· ἐὰν δὲ ἀποθάνῃ ὁ ἀνήρ, ἐλευθέρα ἐστὶν ἀπὸ τοῦ νόμου, τοῦ μὴ εἶναι αὐτὴν μοιχαλίδα γενομένην ἀνδρὶ ἑτέρῳ. <text:span text:style-name="T1">4</text:span> ὥστε, ἀδελφοί μου, καὶ ὑμεῖς ἐθανατώθητε τῷ νόμῳ διὰ τοῦ σώματος τοῦ Χριστοῦ, εἰς τὸ γενέσθαι ὑμᾶς ἑτέρῳ, τῷ ἐκ νεκρῶν ἐγερθέντι, ἵνα καρποφορήσωμεν τῷ Θεῷ. <text:span text:style-name="T1">5</text:span> ὅτε γὰρ ἦμεν ἐν τῇ σαρκί, τὰ παθήματα τῶν ἁμαρτιῶν τὰ διὰ τοῦ νόμου ἐνηργεῖτο ἐν τοῖς μέλεσιν ἡμῶν εἰς τὸ καρποφορῆσαι τῷ θανάτῳ· <text:span text:style-name="T1">6</text:span> νυνὶ δὲ κατηργήθημεν ἀπὸ τοῦ νόμου, ἀποθανόντες ἐν ᾧ κατειχόμεθα, ὥστε δουλεύειν ἡμᾶς ἐν καινότητι πνεύματος καὶ οὐ παλαιότητι γράμματος. <text:span text:style-name="T1">7</text:span> Τί οὖν ἐροῦμεν; ὁ νόμος ἁμαρτία; μὴ γένοιτο· ἀλλὰ τὴν ἁμαρτίαν οὐκ ἔγνων εἰ μὴ διὰ νόμου· τήν τε γὰρ ἐπιθυμίαν οὐκ ᾔδειν εἰ μὴ ὁ νόμος ἔλεγεν <text:span text:style-name="T3">Οὐκ ἐπιθυμήσεις</text:span>· <text:span text:style-name="T1">8</text:span> ἀφορμὴν δὲ λαβοῦσα ἡ ἁμαρτία διὰ τῆς ἐντολῆς κατειργάσατο ἐν ἐμοὶ πᾶσαν ἐπιθυμίαν· χωρὶς γὰρ νόμου ἁμαρτία νεκρά. <text:span text:style-name="T1">9</text:span> ἐγὼ δὲ ἔζων χωρὶς νόμου ποτέ· ἐλθούσης δὲ τῆς ἐντολῆς ἡ ἁμαρτία ἀνέζησεν, <text:span text:style-name="T1">10</text:span> ἐγὼ δὲ ἀπέθανον, καὶ εὑρέθη μοι ἡ ἐντολὴ ἡ εἰς ζωὴν, αὕτη εἰς θάνατον· <text:span text:style-name="T1">11</text:span> ἡ γὰρ ἁμαρτία ἀφορμὴν λαβοῦσα διὰ τῆς ἐντολῆς ἐξηπάτησέν με καὶ δι’ αὐτῆς ἀπέκτεινεν. <text:span text:style-name="T1">12</text:span> <text:soft-page-break/>ὥστε ὁ μὲν νόμος ἅγιος, καὶ ἡ ἐντολὴ ἁγία καὶ δικαία καὶ ἀγαθή. <text:span text:style-name="T1">13</text:span> Τὸ οὖν ἀγαθὸν ἐμοὶ ἐγένετο θάνατος; μὴ γένοιτο· ἀλλὰ ἡ ἁμαρτία, ἵνα φανῇ ἁμαρτία, διὰ τοῦ ἀγαθοῦ μοι κατεργαζομένη θάνατον, ἵνα γένηται καθ’ ὑπερβολὴν ἁμαρτωλὸς ἡ ἁμαρτία διὰ τῆς ἐντολῆς. <text:span text:style-name="T1">14</text:span> οἴδαμεν γὰρ ὅτι ὁ νόμος πνευματικός ἐστιν· ἐγὼ δὲ σάρκινός εἰμι, πεπραμένος ὑπὸ τὴν ἁμαρτίαν. <text:span text:style-name="T1">15</text:span> ὃ γὰρ κατεργάζομαι οὐ γινώσκω· οὐ γὰρ ὃ θέλω τοῦτο πράσσω, ἀλλ’ ὃ μισῶ τοῦτο ποιῶ. <text:span text:style-name="T1">16</text:span> εἰ δὲ ὃ οὐ θέλω τοῦτο ποιῶ, σύνφημι τῷ νόμῳ ὅτι καλός. <text:span text:style-name="T1">17</text:span> νυνὶ δὲ οὐκέτι ἐγὼ κατεργάζομαι αὐτὸ ἀλλὰ ἡ ἐνοικοῦσα ἐν ἐμοὶ ἁμαρτία. <text:span text:style-name="T1">18</text:span> οἶδα γὰρ ὅτι οὐκ οἰκεῖ ἐν ἐμοί, τοῦτ’ ἔστιν ἐν τῇ σαρκί μου, ἀγαθόν· τὸ γὰρ θέλειν παράκειταί μοι, τὸ δὲ κατεργάζεσθαι τὸ καλὸν οὔ· <text:span text:style-name="T1">19</text:span> οὐ γὰρ ὃ θέλω ποιῶ ἀγαθόν, ἀλλὰ ὃ οὐ θέλω κακὸν τοῦτο πράσσω. <text:span text:style-name="T1">20</text:span> εἰ δὲ ὃ οὐ θέλω ἐγὼ τοῦτο ποιῶ, οὐκέτι ἐγὼ κατεργάζομαι αὐτὸ ἀλλὰ ἡ οἰκοῦσα ἐν ἐμοὶ ἁμαρτία. <text:span text:style-name="T1">21</text:span> εὑρίσκω ἄρα τὸν νόμον τῷ θέλοντι ἐμοὶ ποιεῖν τὸ καλὸν, ὅτι ἐμοὶ τὸ κακὸν παράκειται· <text:span text:style-name="T1">22</text:span> συνήδομαι γὰρ τῷ νόμῳ τοῦ Θεοῦ κατὰ τὸν ἔσω ἄνθρωπον, <text:span text:style-name="T1">23</text:span> βλέπω δὲ ἕτερον νόμον ἐν τοῖς μέλεσίν μου ἀντιστρατευόμενον τῷ νόμῳ τοῦ νοός μου καὶ αἰχμαλωτίζοντά με ἐν τῷ νόμῳ τῆς ἁμαρτίας τῷ ὄντι ἐν τοῖς μέλεσίν μου. <text:span text:style-name="T1">24</text:span> Ταλαίπωρος ἐγὼ ἄνθρωπος· τίς με ῥύσεται ἐκ τοῦ σώματος τοῦ θανάτου τούτου; <text:span text:style-name="T1">25</text:span> χάρις τῷ Θεῷ διὰ Ἰησοῦ Χριστοῦ τοῦ Κυρίου ἡμῶν. ἄρα οὖν αὐτὸς ἐγὼ τῷ μὲν νοῒ δουλεύω νόμῳ Θεοῦ, τῇ δὲ σαρκὶ νόμῳ ἁμαρτίας.</text:p>
      <text:p text:style-name="P2"/>
      <text:h text:style-name="P4" text:outline-level="2">8</text:h>
      <text:p text:style-name="P2"/>
      <text:p text:style-name="P2"><text:span text:style-name="T1">1</text:span> Οὐδὲν ἄρα νῦν κατάκριμα τοῖς ἐν Χριστῷ Ἰησοῦ. <text:span text:style-name="T1">2</text:span> ὁ γὰρ <text:soft-page-break/>νόμος τοῦ Πνεύματος τῆς ζωῆς ἐν Χριστῷ Ἰησοῦ ἠλευθέρωσέν σε ἀπὸ τοῦ νόμου τῆς ἁμαρτίας καὶ τοῦ θανάτου. <text:span text:style-name="T1">3</text:span> τὸ γὰρ ἀδύνατον τοῦ νόμου, ἐν ᾧ ἠσθένει διὰ τῆς σαρκός, ὁ Θεὸς τὸν ἑαυτοῦ Υἱὸν πέμψας ἐν ὁμοιώματι σαρκὸς ἁμαρτίας καὶ περὶ ἁμαρτίας κατέκρινεν τὴν ἁμαρτίαν ἐν τῇ σαρκί, <text:span text:style-name="T1">4</text:span> ἵνα τὸ δικαίωμα τοῦ νόμου πληρωθῇ ἐν ἡμῖν τοῖς μὴ κατὰ σάρκα περιπατοῦσιν ἀλλὰ κατὰ πνεῦμα. <text:span text:style-name="T1">5</text:span> οἱ γὰρ κατὰ σάρκα ὄντες τὰ τῆς σαρκὸς φρονοῦσιν, οἱ δὲ κατὰ πνεῦμα τὰ τοῦ πνεύματος. <text:span text:style-name="T1">6</text:span> τὸ γὰρ φρόνημα τῆς σαρκὸς θάνατος, τὸ δὲ φρόνημα τοῦ πνεύματος ζωὴ καὶ εἰρήνη. <text:span text:style-name="T1">7</text:span> διότι τὸ φρόνημα τῆς σαρκὸς ἔχθρα εἰς Θεόν· τῷ γὰρ νόμῳ τοῦ Θεοῦ οὐχ ὑποτάσσεται, οὐδὲ γὰρ δύναται· <text:span text:style-name="T1">8</text:span> οἱ δὲ ἐν σαρκὶ ὄντες Θεῷ ἀρέσαι οὐ δύνανται. <text:span text:style-name="T1">9</text:span> Ὑμεῖς δὲ οὐκ ἐστὲ ἐν σαρκὶ ἀλλὰ ἐν πνεύματι, εἴπερ Πνεῦμα Θεοῦ οἰκεῖ ἐν ὑμῖν. εἰ δέ τις Πνεῦμα Χριστοῦ οὐκ ἔχει, οὗτος οὐκ ἔστιν αὐτοῦ. <text:span text:style-name="T1">10</text:span> εἰ δὲ Χριστὸς ἐν ὑμῖν, τὸ μὲν σῶμα νεκρὸν διὰ ἁμαρτίαν, τὸ δὲ πνεῦμα ζωὴ διὰ δικαιοσύνην. <text:span text:style-name="T1">11</text:span> εἰ δὲ τὸ Πνεῦμα τοῦ ἐγείραντος τὸν Ἰησοῦν ἐκ νεκρῶν οἰκεῖ ἐν ὑμῖν, ὁ ἐγείρας ἐκ νεκρῶν Χριστὸν Ἰησοῦν ζωοποιήσει καὶ τὰ θνητὰ σώματα ὑμῶν διὰ τοῦ ἐνοικοῦντος αὐτοῦ Πνεύματος ἐν ὑμῖν.</text:p>
      <text:p text:style-name="P2"><text:tab/><text:span text:style-name="T1">12</text:span> Ἄρα οὖν, ἀδελφοί, ὀφειλέται ἐσμέν, οὐ τῇ σαρκὶ τοῦ κατὰ σάρκα ζῆν. <text:span text:style-name="T1">13</text:span> εἰ γὰρ κατὰ σάρκα ζῆτε, μέλλετε ἀποθνήσκειν· εἰ δὲ πνεύματι τὰς πράξεις τοῦ σώματος θανατοῦτε, ζήσεσθε. <text:span text:style-name="T1">14</text:span> ὅσοι γὰρ Πνεύματι Θεοῦ ἄγονται, οὗτοι υἱοί εἰσιν Θεοῦ. <text:span text:style-name="T1">15</text:span> οὐ γὰρ ἐλάβετε πνεῦμα δουλείας πάλιν εἰς φόβον, ἀλλὰ ἐλάβετε πνεῦμα υἱοθεσίας, ἐν ᾧ κράζομεν Ἀββᾶ ὁ Πατήρ. <text:span text:style-name="T1">16</text:span> αὐτὸ τὸ Πνεῦμα συνμαρτυρεῖ τῷ πνεύματι ἡμῶν ὅτι ἐσμὲν τέκνα Θεοῦ. <text:span text:style-name="T1">17</text:span> εἰ δὲ τέκνα, καὶ κληρονόμοι· κληρονόμοι μὲν Θεοῦ, συνκληρονόμοι δὲ Χριστοῦ, εἴπερ συνπάσχομεν ἵνα καὶ συνδοξασθῶμεν. <text:span text:style-name="T1">18</text:span> Λογίζομαι γὰρ ὅτι οὐκ ἄξια τὰ παθήματα τοῦ νῦν καιροῦ πρὸς <text:soft-page-break/>τὴν μέλλουσαν δόξαν ἀποκαλυφθῆναι εἰς ἡμᾶς. <text:span text:style-name="T1">19</text:span> ἡ γὰρ ἀποκαραδοκία τῆς κτίσεως τὴν ἀποκάλυψιν τῶν υἱῶν τοῦ Θεοῦ ἀπεκδέχεται. <text:span text:style-name="T1">20</text:span> τῇ γὰρ ματαιότητι ἡ κτίσις ὑπετάγη, οὐχ ἑκοῦσα, ἀλλὰ διὰ τὸν ὑποτάξαντα, ἐφ’ ἑλπίδι <text:span text:style-name="T1">21</text:span> διότι καὶ αὐτὴ ἡ κτίσις ἐλευθερωθήσεται ἀπὸ τῆς δουλείας τῆς φθορᾶς εἰς τὴν ἐλευθερίαν τῆς δόξης τῶν τέκνων τοῦ Θεοῦ. <text:span text:style-name="T1">22</text:span> οἴδαμεν γὰρ ὅτι πᾶσα ἡ κτίσις συνστενάζει καὶ συνωδίνει ἄχρι τοῦ νῦν· <text:span text:style-name="T1">23</text:span> οὐ μόνον δέ, ἀλλὰ καὶ αὐτοὶ τὴν ἀπαρχὴν τοῦ Πνεύματος ἔχοντες ἡμεῖς καὶ αὐτοὶ ἐν ἑαυτοῖς στενάζομεν, υἱοθεσίαν ἀπεκδεχόμενοι, τὴν ἀπολύτρωσιν τοῦ σώματος ἡμῶν. <text:span text:style-name="T1">24</text:span> τῇ γὰρ ἐλπίδι ἐσώθημεν· ἐλπὶς δὲ βλεπομένη οὐκ ἔστιν ἐλπίς· ὃ γὰρ βλέπει τις, τί ἐλπίζει; <text:span text:style-name="T1">25</text:span> εἰ δὲ ὃ οὐ βλέπομεν ἐλπίζομεν, δι’ ὑπομονῆς ἀπεκδεχόμεθα. <text:span text:style-name="T1">26</text:span> Ὡσαύτως δὲ καὶ τὸ Πνεῦμα συναντιλαμβάνεται τῇ ἀσθενείᾳ ἡμῶν· τὸ γὰρ τί προσευξώμεθα καθὸ δεῖ οὐκ οἴδαμεν, ἀλλὰ αὐτὸ τὸ Πνεῦμα ὑπερεντυγχάνει στεναγμοῖς ἀλαλήτοις· <text:span text:style-name="T1">27</text:span> ὁ δὲ ἐραυνῶν τὰς καρδίας οἶδεν τί τὸ φρόνημα τοῦ Πνεύματος, ὅτι κατὰ Θεὸν ἐντυγχάνει ὑπὲρ ἁγίων. <text:span text:style-name="T1">28</text:span> Οἴδαμεν δὲ ὅτι τοῖς ἀγαπῶσιν τὸν Θεὸν πάντα συνεργεῖ εἰς ἀγαθόν, τοῖς κατὰ πρόθεσιν κλητοῖς οὖσιν. <text:span text:style-name="T1">29</text:span> ὅτι οὓς προέγνω, καὶ προώρισεν συμμόρφους τῆς εἰκόνος τοῦ Υἱοῦ αὐτοῦ, εἰς τὸ εἶναι αὐτὸν πρωτότοκον ἐν πολλοῖς ἀδελφοῖς· <text:span text:style-name="T1">30</text:span> οὓς δὲ προώρισεν, τούτους καὶ ἐκάλεσεν· καὶ οὓς ἐκάλεσεν, τούτους καὶ ἐδικαίωσεν· οὓς δὲ ἐδικαίωσεν, τούτους καὶ ἐδόξασεν. <text:span text:style-name="T1">31</text:span> Τί οὖν ἐροῦμεν πρὸς ταῦτα; εἰ ὁ Θεὸς ὑπὲρ ἡμῶν, τίς καθ’ ἡμῶν; <text:span text:style-name="T1">32</text:span> ὅς γε τοῦ ἰδίου Υἱοῦ οὐκ ἐφείσατο, ἀλλὰ ὑπὲρ ἡμῶν πάντων παρέδωκεν αὐτόν, πῶς οὐχὶ καὶ σὺν αὐτῷ τὰ πάντα ἡμῖν χαρίσεται; <text:span text:style-name="T1">33</text:span> τίς ἐγκαλέσει κατὰ ἐκλεκτῶν Θεοῦ; <text:span text:style-name="T3">Θεὸς ὁ δικαιῶν·</text:span> <text:span text:style-name="T1">34</text:span> <text:span text:style-name="T3">τίς ὁ κατακρινῶν;</text:span> Χριστὸς Ἰησοῦς ὁ ἀποθανών, μᾶλλον δὲ ἐγερθείς, ὅς ἐστιν ἐν δεξιᾷ τοῦ Θεοῦ, ὃς καὶ ἐντυγχάνει ὑπὲρ ἡμῶν. <text:span text:style-name="T1">35</text:span> τίς ἡμᾶς χωρίσει ἀπὸ τῆς ἀγάπης τοῦ Χριστοῦ; θλῖψις ἢ στενοχωρία ἢ <text:soft-page-break/>διωγμὸς ἢ λιμὸς ἢ γυμνότης ἢ κίνδυνος ἢ μάχαιρα; <text:span text:style-name="T1">36</text:span> καθὼς γέγραπται ὅτι </text:p>
      <text:p text:style-name="P2"><text:tab/><text:span text:style-name="T3">Ἕνεκεν σοῦ θανατούμεθα ὅλην τὴν ἡμέραν, </text:span></text:p>
      <text:p text:style-name="P3"><text:tab/><text:tab/>ἐλογίσθημεν ὡς πρόβατα σφαγῆς.</text:p>
      <text:p text:style-name="P2"><text:span text:style-name="T1">37</text:span> ἀλλ’ ἐν τούτοις πᾶσιν ὑπερνικῶμεν διὰ τοῦ ἀγαπήσαντος ἡμᾶς. <text:span text:style-name="T1">38</text:span> πέπεισμαι γὰρ ὅτι οὔτε θάνατος οὔτε ζωὴ οὔτε ἄγγελοι οὔτε ἀρχαὶ οὔτε ἐνεστῶτα οὔτε μέλλοντα οὔτε δυνάμεις <text:span text:style-name="T1">39</text:span> οὔτε ὕψωμα οὔτε βάθος οὔτε τις κτίσις ἑτέρα δυνήσεται ἡμᾶς χωρίσαι ἀπὸ τῆς ἀγάπης τοῦ Θεοῦ τῆς ἐν Χριστῷ Ἰησοῦ τῷ Κυρίῳ ἡμῶν.</text:p>
      <text:p text:style-name="P2"/>
      <text:h text:style-name="P4" text:outline-level="2">9</text:h>
      <text:p text:style-name="P2"/>
      <text:p text:style-name="P2"><text:tab/><text:span text:style-name="T1">1</text:span> Ἀλήθειαν λέγω ἐν Χριστῷ, οὐ ψεύδομαι, συνμαρτυρούσης μοι τῆς συνειδήσεώς μου ἐν Πνεύματι Ἁγίῳ, <text:span text:style-name="T1">2</text:span> ὅτι λύπη μοί ἐστιν μεγάλη καὶ ἀδιάλειπτος ὀδύνη τῇ καρδίᾳ μου. <text:span text:style-name="T1">3</text:span> ηὐχόμην γὰρ ἀνάθεμα εἶναι αὐτὸς ἐγὼ ἀπὸ τοῦ Χριστοῦ ὑπὲρ τῶν ἀδελφῶν μου τῶν συγγενῶν μου κατὰ σάρκα, <text:span text:style-name="T1">4</text:span> οἵτινές εἰσιν Ἰσραηλεῖται, ὧν ἡ υἱοθεσία καὶ ἡ δόξα καὶ αἱ διαθῆκαι καὶ ἡ νομοθεσία καὶ ἡ λατρεία καὶ αἱ ἐπαγγελίαι, <text:span text:style-name="T1">5</text:span> ὧν οἱ πατέρες, καὶ ἐξ ὧν ὁ Χριστὸς τὸ κατὰ σάρκα, ὁ ὢν ἐπὶ πάντων Θεὸς εὐλογητὸς εἰς τοὺς αἰῶνας, ἀμήν. <text:span text:style-name="T1">6</text:span> Οὐχ οἷον δὲ ὅτι ἐκπέπτωκεν ὁ λόγος τοῦ Θεοῦ. οὐ γὰρ πάντες οἱ ἐξ Ἰσραήλ, οὗτοι Ἰσραήλ· <text:span text:style-name="T1">7</text:span> οὐδ’ ὅτι εἰσὶν σπέρμα Ἀβραάμ, πάντες τέκνα, ἀλλ’ <text:span text:style-name="T3">Ἐν Ἰσαὰκ κληθήσεταί σοι σπέρμα</text:span>. <text:span text:style-name="T1">8</text:span> τοῦτ’ ἔστιν, οὐ τὰ τέκνα τῆς σαρκὸς ταῦτα τέκνα τοῦ Θεοῦ, ἀλλὰ τὰ τέκνα τῆς ἐπαγγελίας λογίζεται εἰς σπέρμα. <text:span text:style-name="T1">9</text:span> ἐπαγγελίας γὰρ ὁ λόγος οὗτος <text:span text:style-name="T3">Κατὰ τὸν καιρὸν τοῦτον ἐλεύσομαι καὶ ἔσται τῇ Σάρρᾳ υἱός</text:span>. <text:span text:style-name="T1">10</text:span> οὐ μόνον δέ, ἀλλὰ καὶ Ῥεβέκκα ἐξ ἑνὸς κοίτην <text:soft-page-break/>ἔχουσα, Ἰσαὰκ τοῦ πατρὸς ἡμῶν· <text:span text:style-name="T1">11</text:span> μήπω γὰρ γεννηθέντων μηδὲ πραξάντων τι ἀγαθὸν ἢ φαῦλον, ἵνα ἡ κατ’ ἐκλογὴν πρόθεσις τοῦ Θεοῦ μένῃ, <text:span text:style-name="T1">12</text:span> οὐκ ἐξ ἔργων ἀλλ’ ἐκ τοῦ καλοῦντος, ἐρρέθη αὐτῇ ὅτι <text:span text:style-name="T3">Ὁ μείζων δουλεύσει τῷ ἐλάσσονι</text:span>· <text:span text:style-name="T1">13</text:span> καθάπερ γέγραπται <text:span text:style-name="T3">Τὸν Ἰακὼβ ἠγάπησα, τὸν δὲ Ἠσαῦ ἐμίσησα</text:span>.</text:p>
      <text:p text:style-name="P2"><text:tab/><text:span text:style-name="T1">14</text:span> Τί οὖν ἐροῦμεν; μὴ ἀδικία παρὰ τῷ θεῷ; μὴ γένοιτο. <text:span text:style-name="T1">15</text:span> τῷ Μωϋσεῖ γὰρ λέγει <text:span text:style-name="T3">Ἐλεήσω ὃν ἂν ἐλεῶ, καὶ οἰκτειρήσω ὃν ἂν οἰκτείρω</text:span>. <text:span text:style-name="T1">16</text:span> ἄρα οὖν οὐ τοῦ θέλοντος οὐδὲ τοῦ τρέχοντος, ἀλλὰ τοῦ ἐλεῶντος Θεοῦ. <text:span text:style-name="T1">17</text:span> λέγει γὰρ ἡ γραφὴ τῷ Φαραὼ ὅτι <text:span text:style-name="T3">Εἰς αὐτὸ τοῦτο ἐξήγειρά σε, ὅπως ἐνδείξωμαι ἐν σοὶ τὴν δύναμίν μου, καὶ ὅπως διαγγελῇ τὸ ὄνομά μου ἐν πάσῃ τῇ γῇ</text:span>. <text:span text:style-name="T1">18</text:span> ἄρα οὖν ὃν θέλει ἐλεεῖ, ὃν δὲ θέλει <text:span text:style-name="T3">σκληρύνει</text:span>. <text:span text:style-name="T1">19</text:span> Ἐρεῖς μοι οὖν Τί ἔτι μέμφεται; τῷ γὰρ βουλήματι αὐτοῦ τίς ἀνθέστηκεν; <text:span text:style-name="T1">20</text:span> ὦ ἄνθρωπε, μενοῦνγε σὺ τίς εἶ ὁ ἀνταποκρινόμενος τῷ Θεῷ; <text:span text:style-name="T3">μὴ ἐρεῖ τὸ πλάσμα τῷ πλάσαντι</text:span> Τί με ἐποίησας οὕτως; <text:span text:style-name="T1">21</text:span> ἢ οὐκ ἔχει ἐξουσίαν <text:span text:style-name="T3">ὁ κεραμεὺς τοῦ πηλοῦ</text:span> ἐκ τοῦ αὐτοῦ φυράματος ποιῆσαι ὃ μὲν εἰς τιμὴν σκεῦος, ὃ δὲ εἰς ἀτιμίαν; <text:span text:style-name="T1">22</text:span> εἰ δὲ θέλων ὁ Θεὸς ἐνδείξασθαι τὴν ὀργὴν καὶ γνωρίσαι τὸ δυνατὸν αὐτοῦ <text:span text:style-name="T3">ἤνεγκεν</text:span> ἐν πολλῇ μακροθυμίᾳ <text:span text:style-name="T3">σκεύη ὀργῆς</text:span> κατηρτισμένα εἰς <text:span text:style-name="T3">ἀπώλειαν</text:span>, <text:span text:style-name="T1">23</text:span> καὶ ἵνα γνωρίσῃ τὸν πλοῦτον τῆς δόξης αὐτοῦ ἐπὶ σκεύη ἐλέους, ἃ προητοίμασεν εἰς δόξαν, <text:span text:style-name="T1">24</text:span> οὓς καὶ ἐκάλεσεν ἡμᾶς οὐ μόνον ἐξ Ἰουδαίων ἀλλὰ καὶ ἐξ ἐθνῶν; <text:span text:style-name="T1">25</text:span> ὡς καὶ ἐν τῷ Ὡσηὲ λέγει </text:p>
      <text:p text:style-name="P2"><text:tab/><text:span text:style-name="T3">Καλέσω τὸν οὐ λαόν μου λαόν μου </text:span></text:p>
      <text:p text:style-name="P3"><text:tab/><text:tab/>καὶ τὴν οὐκ ἠγαπημένην ἠγαπημένην·</text:p>
      <text:p text:style-name="P2"><text:tab/><text:span text:style-name="T1">26</text:span> <text:span text:style-name="T3">καὶ ἔσται ἐν τῷ τόπῳ οὗ ἐρρέθη αὐτοῖς Οὐ λαός μου ὑμεῖς, </text:span></text:p>
      <text:p text:style-name="P3"><text:tab/><text:tab/>ἐκεῖ κληθήσονται υἱοὶ Θεοῦ ζῶντος.</text:p>
      <text:p text:style-name="P2"><text:span text:style-name="T1">27</text:span> Ἡσαΐας δὲ κράζει ὑπὲρ τοῦ Ἰσραήλ <text:span text:style-name="T3">Ἐὰν ᾖ ὁ ἀριθμὸς τῶν υἱῶν Ἰσραὴλ ὡς ἡ ἄμμος τῆς θαλάσσης, τὸ ὑπόλειμμα </text:span><text:soft-page-break/><text:span text:style-name="T3">σωθήσεται·</text:span> <text:span text:style-name="T1">28</text:span> <text:span text:style-name="T3">λόγον γὰρ συντελῶν καὶ συντέμνων ποιήσει Κύριος ἐπὶ τῆς γῆς</text:span>. <text:span text:style-name="T1">29</text:span> καὶ καθὼς προείρηκεν Ἡσαΐας </text:p>
      <text:p text:style-name="P2"><text:tab/><text:span text:style-name="T3">Εἰ μὴ Κύριος Σαβαὼθ ἐγκατέλιπεν ἡμῖν σπέρμα, </text:span></text:p>
      <text:p text:style-name="P3"><text:tab/><text:tab/>ὡς Σόδομα ἂν ἐγενήθημεν καὶ ὡς Γόμορρα ἂν ὡμοιώθημεν.</text:p>
      <text:p text:style-name="P2"><text:span text:style-name="T1">30</text:span> Τί οὖν ἐροῦμεν; ὅτι ἔθνη τὰ μὴ διώκοντα δικαιοσύνην κατέλαβεν δικαιοσύνην, δικαιοσύνην δὲ τὴν ἐκ πίστεως· <text:span text:style-name="T1">31</text:span> Ἰσραὴλ δὲ διώκων νόμον δικαιοσύνης εἰς νόμον οὐκ ἔφθασεν. <text:span text:style-name="T1">32</text:span> διὰ τί; ὅτι οὐκ ἐκ πίστεως ἀλλ’ ὡς ἐξ ἔργων· προσέκοψαν <text:span text:style-name="T3">τῷ λίθῳ τοῦ προσκόμματος</text:span>, <text:span text:style-name="T1">33</text:span> καθὼς γέγραπται </text:p>
      <text:p text:style-name="P2"><text:tab/>Ἰδοὺ τίθημι ἐν Σιὼν λίθον προσκόμματος καὶ πέτραν σκανδάλου, </text:p>
      <text:p text:style-name="P2"><text:tab/><text:tab/>καὶ ὁ πιστεύων ἐπ’ αὐτῷ οὐ καταισχυνθήσεται.</text:p>
      <text:p text:style-name="P2"/>
      <text:h text:style-name="P4" text:outline-level="2">10</text:h>
      <text:p text:style-name="P2"/>
      <text:p text:style-name="P2"><text:tab/><text:span text:style-name="T1">1</text:span> Ἀδελφοί, ἡ μὲν εὐδοκία τῆς ἐμῆς καρδίας καὶ ἡ δέησις πρὸς τὸν Θεὸν ὑπὲρ αὐτῶν εἰς σωτηρίαν. <text:span text:style-name="T1">2</text:span> μαρτυρῶ γὰρ αὐτοῖς ὅτι ζῆλον Θεοῦ ἔχουσιν, ἀλλ’ οὐ κατ’ ἐπίγνωσιν· <text:span text:style-name="T1">3</text:span> ἀγνοοῦντες γὰρ τὴν τοῦ Θεοῦ δικαιοσύνην, καὶ τὴν ἰδίαν ζητοῦντες στῆσαι, τῇ δικαιοσύνῃ τοῦ Θεοῦ οὐχ ὑπετάγησαν. <text:span text:style-name="T1">4</text:span> τέλος γὰρ νόμου Χριστὸς εἰς δικαιοσύνην παντὶ τῷ πιστεύοντι. <text:span text:style-name="T1">5</text:span> Μωϋσῆς γὰρ γράφει ὅτι τὴν δικαιοσύνην τὴν ἐκ νόμου <text:span text:style-name="T3">ὁ ποιήσας ἄνθρωπος ζήσεται</text:span> ἐν αὐτῇ. <text:span text:style-name="T1">6</text:span> ἡ δὲ ἐκ πίστεως δικαιοσύνη οὕτως λέγει <text:span text:style-name="T3">Μὴ εἴπῃς</text:span> ἐν τῇ καρδίᾳ σου <text:span text:style-name="T3">Τίς ἀναβήσεται εἰς τὸν οὐρανόν;</text:span> τοῦτ’ ἔστιν Χριστὸν καταγαγεῖν· <text:span text:style-name="T1">7</text:span> ἤ <text:span text:style-name="T3">Τίς καταβήσεται εἰς τὴν ἄβυσσον;</text:span> τοῦτ’ ἔστιν Χριστὸν ἐκ νεκρῶν ἀναγαγεῖν. <text:span text:style-name="T1">8</text:span> ἀλλὰ τί λέγει; <text:span text:style-name="T3">Ἐγγύς σου τὸ ῥῆμά ἐστιν, ἐν τῷ στόματί σου καὶ ἐν τῇ καρδίᾳ σου·</text:span> τοῦτ’ ἔστιν τὸ ῥῆμα <text:soft-page-break/>τῆς πίστεως ὃ κηρύσσομεν. <text:span text:style-name="T1">9</text:span> ὅτι ἐὰν ὁμολογήσῃς <text:span text:style-name="T3">ἐν τῷ στόματί σου</text:span> Κύριον Ἰησοῦν, καὶ πιστεύσῃς <text:span text:style-name="T3">ἐν τῇ καρδίᾳ σου</text:span> ὅτι ὁ Θεὸς αὐτὸν ἤγειρεν ἐκ νεκρῶν, σωθήσῃ· <text:span text:style-name="T1">10</text:span> καρδίᾳ γὰρ πιστεύεται εἰς δικαιοσύνην, στόματι δὲ ὁμολογεῖται εἰς σωτηρίαν. <text:span text:style-name="T1">11</text:span> λέγει γὰρ ἡ γραφή Πᾶς <text:span text:style-name="T3">ὁ πιστεύων ἐπ’ αὐτῷ οὐ καταισχυνθήσεται</text:span>. <text:span text:style-name="T1">12</text:span> οὐ γάρ ἐστιν διαστολὴ Ἰουδαίου τε καὶ Ἕλληνος· ὁ γὰρ αὐτὸς Κύριος πάντων, πλουτῶν εἰς πάντας τοὺς ἐπικαλουμένους αὐτόν· <text:span text:style-name="T1">13</text:span> <text:span text:style-name="T3">Πᾶς</text:span> γὰρ <text:span text:style-name="T3">ὃς ἂν ἐπικαλέσηται τὸ ὄνομα Κυρίου σωθήσεται</text:span>. <text:span text:style-name="T1">14</text:span> πῶς οὖν ἐπικαλέσωνται εἰς ὃν οὐκ ἐπίστευσαν; πῶς δὲ πιστεύσωσιν οὗ οὐκ ἤκουσαν; πῶς δὲ ἀκούσωσιν χωρὶς κηρύσσοντος; <text:span text:style-name="T1">15</text:span> πῶς δὲ κηρύξωσιν ἐὰν μὴ ἀποσταλῶσιν; καθάπερ γέγραπται <text:span text:style-name="T3">Ὡς ὡραῖοι οἱ πόδες τῶν εὐαγγελιζομένων ἀγαθά</text:span>. <text:span text:style-name="T1">16</text:span> Ἀλλ’ οὐ πάντες ὑπήκουσαν τῷ εὐαγγελίῳ. Ἡσαΐας γὰρ λέγει <text:span text:style-name="T3">Κύριε, τίς ἐπίστευσεν τῇ ἀκοῇ ἡμῶν;</text:span> <text:span text:style-name="T1">17</text:span> ἄρα ἡ πίστις ἐξ ἀκοῆς, ἡ δὲ ἀκοὴ διὰ ῥήματος Χριστοῦ. <text:span text:style-name="T1">18</text:span> ἀλλὰ λέγω, μὴ οὐκ ἤκουσαν; μενοῦνγε </text:p>
      <text:p text:style-name="P2"><text:tab/><text:span text:style-name="T3">Εἰς πᾶσαν τὴν γῆν ἐξῆλθεν ὁ φθόγγος αὐτῶν, </text:span></text:p>
      <text:p text:style-name="P3"><text:tab/><text:tab/>καὶ εἰς τὰ πέρατα τῆς οἰκουμένης τὰ ῥήματα αὐτῶν.</text:p>
      <text:p text:style-name="P2"><text:span text:style-name="T1">19</text:span> ἀλλὰ λέγω, μὴ Ἰσραὴλ οὐκ ἔγνω; πρῶτος Μωϋσῆς λέγει </text:p>
      <text:p text:style-name="P2"><text:tab/><text:span text:style-name="T3">Ἐγὼ παραζηλώσω</text:span> ὑμᾶς <text:span text:style-name="T3">ἐπ’ οὐκ ἔθνει, </text:span></text:p>
      <text:p text:style-name="P2"><text:span text:style-name="T3"><text:tab/><text:tab/>ἐπ’ ἔθνει ἀσυνέτῳ παροργιῶ</text:span> ὑμᾶς.</text:p>
      <text:p text:style-name="P2"><text:span text:style-name="T1">20</text:span> Ἡσαΐας δὲ ἀποτολμᾷ καὶ λέγει </text:p>
      <text:p text:style-name="P2"><text:tab/><text:span text:style-name="T3">Εὑρέθην τοῖς ἐμὲ μὴ ζητοῦσιν, </text:span></text:p>
      <text:p text:style-name="P3"><text:tab/><text:tab/>ἐμφανὴς ἐγενόμην τοῖς ἐμὲ μὴ ἐπερωτῶσιν.</text:p>
      <text:p text:style-name="P2"><text:span text:style-name="T1">21</text:span> πρὸς δὲ τὸν <text:span text:style-name="T3">Ἰσραὴλ λέγει Ὅλην τὴν ἡμέραν ἐξεπέτασα τὰς χεῖράς μου πρὸς λαὸν ἀπειθοῦντα καὶ ἀντιλέγοντα.</text:span></text:p>
      <text:p text:style-name="P2"/>
      <text:h text:style-name="P4" text:outline-level="2"><text:soft-page-break/>11</text:h>
      <text:p text:style-name="P2"/>
      <text:p text:style-name="P2"><text:span text:style-name="T1">1</text:span> Λέγω οὖν, μὴ <text:span text:style-name="T3">ἀπώσατο ὁ Θεὸς τὸν λαὸν αὐτοῦ;</text:span> μὴ γένοιτο· καὶ γὰρ ἐγὼ Ἰσραηλείτης εἰμί, ἐκ σπέρματος Ἀβραάμ, φυλῆς Βενιαμείν. <text:span text:style-name="T1">2</text:span> <text:span text:style-name="T3">οὐκ ἀπώσατο ὁ Θεὸς τὸν λαὸν αὐτοῦ</text:span> ὃν προέγνω. ἢ οὐκ οἴδατε ἐν Ἡλείᾳ τί λέγει ἡ γραφή, ὡς ἐντυγχάνει τῷ Θεῷ κατὰ τοῦ Ἰσραήλ; <text:span text:style-name="T1">3</text:span> <text:span text:style-name="T3">Κύριε, τοὺς προφήτας σου ἀπέκτειναν, τὰ θυσιαστήριά σου κατέσκαψαν, κἀγὼ ὑπελείφθην μόνος καὶ ζητοῦσιν τὴν ψυχήν μου</text:span>. <text:span text:style-name="T1">4</text:span> ἀλλὰ τί λέγει αὐτῷ ὁ χρηματισμός; <text:span text:style-name="T3">Κατέλιπον</text:span> ἐμαυτῷ <text:span text:style-name="T3">ἑπτακισχιλίους ἄνδρας, οἵτινες οὐκ ἔκαμψαν γόνυ τῇ Βάαλ</text:span>. <text:span text:style-name="T1">5</text:span> οὕτως οὖν καὶ ἐν τῷ νῦν καιρῷ λίμμα κατ’ ἐκλογὴν χάριτος γέγονεν· <text:span text:style-name="T1">6</text:span> εἰ δὲ χάριτι, οὐκέτι ἐξ ἔργων, ἐπεὶ ἡ χάρις οὐκέτι γίνεται χάρις. <text:span text:style-name="T1">7</text:span> Τί οὖν; ὃ ἐπιζητεῖ Ἰσραήλ, τοῦτο οὐκ ἐπέτυχεν, ἡ δὲ ἐκλογὴ ἐπέτυχεν· οἱ δὲ λοιποὶ ἐπωρώθησαν, <text:span text:style-name="T1">8</text:span> καθάπερ γέγραπται <text:span text:style-name="T3">Ἔδωκεν αὐτοῖς ὁ Θεὸς πνεῦμα κατανύξεως, ὀφθαλμοὺς τοῦ μὴ βλέπειν καὶ ὦτα τοῦ μὴ ἀκούειν, ἕως τῆς σήμερον ἡμέρας</text:span>. <text:span text:style-name="T1">9</text:span> καὶ Δαυεὶδ λέγει </text:p>
      <text:p text:style-name="P2"><text:tab/><text:span text:style-name="T3">Γενηθήτω ἡ τράπεζα αὐτῶν εἰς παγίδα καὶ εἰς θήραν </text:span></text:p>
      <text:p text:style-name="P3"><text:tab/><text:tab/>καὶ εἰς σκάνδαλον καὶ εἰς ἀνταπόδομα αὐτοῖς,</text:p>
      <text:p text:style-name="P2"><text:span text:style-name="T1"><text:tab/>10</text:span> <text:span text:style-name="T3">σκοτισθήτωσαν οἱ ὀφθαλμοὶ αὐτῶν τοῦ μὴ βλέπειν, </text:span></text:p>
      <text:p text:style-name="P3"><text:tab/><text:tab/>καὶ τὸν νῶτον αὐτῶν διὰ παντὸς σύνκαμψον.</text:p>
      <text:p text:style-name="P2"><text:span text:style-name="T1">11</text:span> Λέγω οὖν, μὴ ἔπταισαν ἵνα πέσωσιν; μὴ γένοιτο· ἀλλὰ τῷ αὐτῶν παραπτώματι ἡ σωτηρία τοῖς ἔθνεσιν, εἰς τὸ <text:span text:style-name="T3">παραζηλῶσαι</text:span> αὐτούς. <text:span text:style-name="T1">12</text:span> εἰ δὲ τὸ παράπτωμα αὐτῶν πλοῦτος κόσμου καὶ τὸ ἥττημα αὐτῶν πλοῦτος ἐθνῶν, πόσῳ μᾶλλον τὸ πλήρωμα αὐτῶν.</text:p>
      <text:p text:style-name="P2"><text:tab/><text:span text:style-name="T1">13</text:span> Ὑμῖν δὲ λέγω τοῖς ἔθνεσιν. ἐφ’ ὅσον μὲν οὖν εἰμι ἐγὼ ἐθνῶν ἀπόστολος, τὴν διακονίαν μου δοξάζω, <text:span text:style-name="T1">14</text:span> εἴ πως παραζηλώσω μου τὴν σάρκα καὶ σώσω τινὰς ἐξ αὐτῶν. <text:span text:style-name="T1">15</text:span> εἰ <text:soft-page-break/>γὰρ ἡ ἀποβολὴ αὐτῶν καταλλαγὴ κόσμου, τίς ἡ πρόσλημψις εἰ μὴ ζωὴ ἐκ νεκρῶν; <text:span text:style-name="T1">16</text:span> εἰ δὲ ἡ ἀπαρχὴ ἁγία, καὶ τὸ φύραμα· καὶ εἰ ἡ ῥίζα ἁγία, καὶ οἱ κλάδοι. <text:span text:style-name="T1">17</text:span> Εἰ δέ τινες τῶν κλάδων ἐξεκλάσθησαν, σὺ δὲ ἀγριέλαιος ὢν ἐνεκεντρίσθης ἐν αὐτοῖς καὶ συνκοινωνὸς τῆς ῥίζης τῆς πιότητος τῆς ἐλαίας ἐγένου, <text:span text:style-name="T1">18</text:span> μὴ κατακαυχῶ τῶν κλάδων· εἰ δὲ κατακαυχᾶσαι, οὐ σὺ τὴν ῥίζαν βαστάζεις ἀλλὰ ἡ ῥίζα σέ. <text:span text:style-name="T1">19</text:span> ἐρεῖς οὖν Ἐξεκλάσθησαν κλάδοι ἵνα ἐγὼ ἐγκεντρισθῶ. <text:span text:style-name="T1">20</text:span> καλῶς· τῇ ἀπιστίᾳ ἐξεκλάσθησαν, σὺ δὲ τῇ πίστει ἕστηκας. μὴ ὑψηλὰ φρόνει, ἀλλὰ φοβοῦ· <text:span text:style-name="T1">21</text:span> εἰ γὰρ ὁ Θεὸς τῶν κατὰ φύσιν κλάδων οὐκ ἐφείσατο, οὐδὲ σοῦ φείσεται. <text:span text:style-name="T1">22</text:span> ἴδε οὖν χρηστότητα καὶ ἀποτομίαν Θεοῦ· ἐπὶ μὲν τοὺς πεσόντας ἀποτομία, ἐπὶ δὲ σὲ χρηστότης Θεοῦ, ἐὰν ἐπιμένῃς τῇ χρηστότητι, ἐπεὶ καὶ σὺ ἐκκοπήσῃ. <text:span text:style-name="T1">23</text:span> κἀκεῖνοι δέ, ἐὰν μὴ ἐπιμένωσιν τῇ ἀπιστίᾳ, ἐνκεντρισθήσονται· δυνατὸς γάρ ἐστιν ὁ Θεὸς πάλιν ἐνκεντρίσαι αὐτούς. <text:span text:style-name="T1">24</text:span> εἰ γὰρ σὺ ἐκ τῆς κατὰ φύσιν ἐξεκόπης ἀγριελαίου καὶ παρὰ φύσιν ἐνεκεντρίσθης εἰς καλλιέλαιον, πόσῳ μᾶλλον οὗτοι οἱ κατὰ φύσιν ἐνκεντρισθήσονται τῇ ἰδίᾳ ἐλαίᾳ. <text:span text:style-name="T1">25</text:span> Οὐ γὰρ θέλω ὑμᾶς ἀγνοεῖν, ἀδελφοί, τὸ μυστήριον τοῦτο, ἵνα μὴ ἦτε ἐν ἑαυτοῖς φρόνιμοι, ὅτι πώρωσις ἀπὸ μέρους τῷ Ἰσραὴλ γέγονεν ἄχρι οὗ τὸ πλήρωμα τῶν ἐθνῶν εἰσέλθῃ, <text:span text:style-name="T1">26</text:span> καὶ οὕτως πᾶς Ἰσραὴλ σωθήσεται, καθὼς γέγραπται </text:p>
      <text:p text:style-name="P2"><text:tab/><text:span text:style-name="T3">Ἥξει ἐκ Σιὼν ὁ Ῥυόμενος, </text:span></text:p>
      <text:p text:style-name="P3"><text:tab/><text:tab/>ἀποστρέψει ἀσεβείας ἀπὸ Ἰακώβ.</text:p>
      <text:p text:style-name="P2"><text:tab/><text:span text:style-name="T1">27</text:span> <text:span text:style-name="T3">καὶ αὕτη αὐτοῖς ἡ παρ’ ἐμοῦ διαθήκη, </text:span></text:p>
      <text:p text:style-name="P3"><text:tab/><text:tab/>ὅταν ἀφέλωμαι τὰς ἁμαρτίας αὐτῶν.</text:p>
      <text:p text:style-name="P2"><text:span text:style-name="T1">28</text:span> κατὰ μὲν τὸ εὐαγγέλιον ἐχθροὶ δι’ ὑμᾶς, κατὰ δὲ τὴν ἐκλογὴν ἀγαπητοὶ διὰ τοὺς πατέρας· <text:span text:style-name="T1">29</text:span> ἀμεταμέλητα γὰρ τὰ χαρίσματα καὶ ἡ κλῆσις τοῦ Θεοῦ. <text:span text:style-name="T1">30</text:span> ὥσπερ γὰρ ὑμεῖς ποτε ἠπειθήσατε τῷ Θεῷ, νῦν δὲ ἠλεήθητε τῇ τούτων ἀπειθείᾳ, <text:span text:style-name="T1">31</text:span> <text:soft-page-break/>οὕτως καὶ οὗτοι νῦν ἠπείθησαν τῷ ὑμετέρῳ ἐλέει ἵνα καὶ αὐτοὶ νῦν ἐλεηθῶσιν. <text:span text:style-name="T1">32</text:span> συνέκλεισεν γὰρ ὁ Θεὸς τοὺς πάντας εἰς ἀπείθειαν ἵνα τοὺς πάντας ἐλεήσῃ. <text:span text:style-name="T1">33</text:span> Ὦ βάθος πλούτου καὶ σοφίας καὶ γνώσεως Θεοῦ· ὡς ἀνεξεραύνητα τὰ κρίματα αὐτοῦ καὶ ἀνεξιχνίαστοι αἱ ὁδοὶ αὐτοῦ.</text:p>
      <text:p text:style-name="P2"><text:tab/><text:span text:style-name="T1">34</text:span> <text:span text:style-name="T3">Τίς</text:span> γὰρ <text:span text:style-name="T3">ἔγνω νοῦν Κυρίου; ἢ τίς σύμβουλος αὐτοῦ ἐγένετο;</text:span></text:p>
      <text:p text:style-name="P2"><text:span text:style-name="T4"><text:tab/><text:tab/></text:span><text:span text:style-name="T2">35</text:span><text:span text:style-name="T4"> </text:span><text:span text:style-name="T3">ἢ τίς προέδωκεν αὐτῷ, καὶ ἀνταποδοθήσεται αὐτῷ;</text:span></text:p>
      <text:p text:style-name="P2"><text:span text:style-name="T1">36</text:span> ὅτι ἐξ αὐτοῦ καὶ δι’ αὐτοῦ καὶ εἰς αὐτὸν τὰ πάντα· αὐτῷ ἡ δόξα εἰς τοὺς αἰῶνας· ἀμήν.</text:p>
      <text:p text:style-name="P2"/>
      <text:h text:style-name="P4" text:outline-level="2">12</text:h>
      <text:p text:style-name="P2"/>
      <text:p text:style-name="P2"><text:tab/><text:span text:style-name="T1">1</text:span> Παρακαλῶ οὖν ὑμᾶς, ἀδελφοί, διὰ τῶν οἰκτιρμῶν τοῦ Θεοῦ παραστῆσαι τὰ σώματα ὑμῶν θυσίαν ζῶσαν ἁγίαν τῷ Θεῷ εὐάρεστον, τὴν λογικὴν λατρείαν ὑμῶν· <text:span text:style-name="T1">2</text:span> καὶ μὴ συνσχηματίζεσθε τῷ αἰῶνι τούτῳ, ἀλλὰ μεταμορφοῦσθε τῇ ἀνακαινώσει τοῦ νοός, εἰς τὸ δοκιμάζειν ὑμᾶς τί τὸ θέλημα τοῦ Θεοῦ, τὸ ἀγαθὸν καὶ εὐάρεστον καὶ τέλειον.</text:p>
      <text:p text:style-name="P2"><text:span text:style-name="T1"><text:tab/>3</text:span> Λέγω γὰρ διὰ τῆς χάριτος τῆς δοθείσης μοι παντὶ τῷ ὄντι ἐν ὑμῖν, μὴ ὑπερφρονεῖν παρ’ ὃ δεῖ φρονεῖν, ἀλλὰ φρονεῖν εἰς τὸ σωφρονεῖν, ἑκάστῳ ὡς ὁ Θεὸς ἐμέρισεν μέτρον πίστεως. <text:span text:style-name="T1">4</text:span> καθάπερ γὰρ ἐν ἑνὶ σώματι πολλὰ μέλη ἔχομεν, τὰ δὲ μέλη πάντα οὐ τὴν αὐτὴν ἔχει πρᾶξιν, <text:span text:style-name="T1">5</text:span> οὕτως οἱ πολλοὶ ἓν σῶμά ἐσμεν ἐν Χριστῷ, τὸ δὲ καθ’ εἷς ἀλλήλων μέλη. <text:span text:style-name="T1">6</text:span> ἔχοντες δὲ χαρίσματα κατὰ τὴν χάριν τὴν δοθεῖσαν ἡμῖν διάφορα, εἴτε προφητείαν, κατὰ τὴν ἀναλογίαν τῆς πίστεως· <text:span text:style-name="T1">7</text:span> εἴτε διακονίαν, ἐν τῇ διακονίᾳ· εἴτε ὁ διδάσκων, ἐν τῇ <text:soft-page-break/>διδασκαλίᾳ· <text:span text:style-name="T1">8</text:span> εἴτε ὁ παρακαλῶν, ἐν τῇ παρακλήσει· ὁ μεταδιδοὺς ἐν ἁπλότητι, ὁ προϊστάμενος ἐν σπουδῇ, ὁ ἐλεῶν ἐν ἱλαρότητι. <text:span text:style-name="T1">9</text:span> ἡ ἀγάπη ἀνυπόκριτος. ἀποστυγοῦντες τὸ πονηρόν, κολλώμενοι τῷ ἀγαθῷ· <text:span text:style-name="T1">10</text:span> τῇ φιλαδελφίᾳ εἰς ἀλλήλους φιλόστοργοι, τῇ τιμῇ ἀλλήλους προηγούμενοι, <text:span text:style-name="T1">11</text:span> τῇ σπουδῇ μὴ ὀκνηροί, τῷ πνεύματι ζέοντες, τῷ Κυρίῳ δουλεύοντες, <text:span text:style-name="T1">12</text:span> τῇ ἐλπίδι χαίροντες, τῇ θλίψει ὑπομένοντες, τῇ προσευχῇ προσκαρτεροῦντες, <text:span text:style-name="T1">13</text:span> ταῖς χρείαις τῶν ἁγίων κοινωνοῦντες, τὴν φιλοξενίαν διώκοντες. <text:span text:style-name="T1">14</text:span> εὐλογεῖτε τοὺς διώκοντας, εὐλογεῖτε καὶ μὴ καταρᾶσθε. <text:span text:style-name="T1">15</text:span> χαίρειν μετὰ χαιρόντων, κλαίειν μετὰ κλαιόντων. <text:span text:style-name="T1">16</text:span> τὸ αὐτὸ εἰς ἀλλήλους φρονοῦντες· μὴ τὰ ὑψηλὰ φρονοῦντες ἀλλὰ τοῖς ταπεινοῖς συναπαγόμενοι. μὴ <text:span text:style-name="T3">γίνεσθε φρόνιμοι παρ’ ἑαυτοῖς</text:span>. <text:span text:style-name="T1">17</text:span> μηδενὶ κακὸν ἀντὶ κακοῦ ἀποδιδόντες· <text:span text:style-name="T3">προνοούμενοι καλὰ ἐνώπιον</text:span> πάντων <text:span text:style-name="T3">ἀνθρώπων</text:span>· <text:span text:style-name="T1">18</text:span> εἰ δυνατόν, τὸ ἐξ ὑμῶν μετὰ πάντων ἀνθρώπων εἰρηνεύοντες· <text:span text:style-name="T1">19</text:span> μὴ ἑαυτοὺς ἐκδικοῦντες, ἀγαπητοί, ἀλλὰ δότε τόπον τῇ ὀργῇ· γέγραπται γάρ <text:span text:style-name="T3">Ἐμοὶ ἐκδίκησις, ἐγὼ ἀνταποδώσω</text:span>, λέγει Κύριος. <text:span text:style-name="T1">20</text:span> ἀλλὰ <text:span text:style-name="T3">ἐὰν πεινᾷ ὁ ἐχθρός σου, ψώμιζε αὐτόν· ἐὰν διψᾷ, πότιζε αὐτόν· τοῦτο γὰρ ποιῶν ἄνθρακας πυρὸς σωρεύσεις ἐπὶ τὴν κεφαλὴν αὐτοῦ</text:span>. <text:span text:style-name="T1">21</text:span> μὴ νικῶ ὑπὸ τοῦ κακοῦ, ἀλλὰ νίκα ἐν τῷ ἀγαθῷ τὸ κακόν.</text:p>
      <text:p text:style-name="P2"/>
      <text:h text:style-name="P4" text:outline-level="2">13</text:h>
      <text:p text:style-name="P2"/>
      <text:p text:style-name="P2"><text:span text:style-name="T1">1</text:span> Πᾶσα ψυχὴ ἐξουσίαις ὑπερεχούσαις ὑποτασσέσθω. οὐ γὰρ ἔστιν ἐξουσία εἰ μὴ ὑπὸ Θεοῦ, αἱ δὲ οὖσαι ὑπὸ Θεοῦ τεταγμέναι εἰσίν. <text:span text:style-name="T1">2</text:span> ὥστε ὁ ἀντιτασσόμενος τῇ ἐξουσίᾳ τῇ τοῦ Θεοῦ διαταγῇ ἀνθέστηκεν· οἱ δὲ ἀνθεστηκότες ἑαυτοῖς κρίμα λήμψονται. <text:span text:style-name="T1">3</text:span> οἱ γὰρ ἄρχοντες οὐκ εἰσὶν φόβος τῷ ἀγαθῷ ἔργῳ <text:soft-page-break/>ἀλλὰ τῷ κακῷ. θέλεις δὲ μὴ φοβεῖσθαι τὴν ἐξουσίαν; τὸ ἀγαθὸν ποίει, καὶ ἕξεις ἔπαινον ἐξ αὐτῆς· <text:span text:style-name="T1">4</text:span> Θεοῦ γὰρ διάκονός ἐστιν σοὶ εἰς τὸ ἀγαθόν. ἐὰν δὲ τὸ κακὸν ποιῇς, φοβοῦ· οὐ γὰρ εἰκῇ τὴν μάχαιραν φορεῖ· Θεοῦ γὰρ διάκονός ἐστιν, ἔκδικος εἰς ὀργὴν τῷ τὸ κακὸν πράσσοντι. <text:span text:style-name="T1">5</text:span> διὸ ἀνάγκη ὑποτάσσεσθαι, οὐ μόνον διὰ τὴν ὀργὴν ἀλλὰ καὶ διὰ τὴν συνείδησιν. <text:span text:style-name="T1">6</text:span> διὰ τοῦτο γὰρ καὶ φόρους τελεῖτε· λειτουργοὶ γὰρ Θεοῦ εἰσιν εἰς αὐτὸ τοῦτο προσκαρτεροῦντες. <text:span text:style-name="T1">7</text:span> ἀπόδοτε πᾶσιν τὰς ὀφειλάς, τῷ τὸν φόρον τὸν φόρον, τῷ τὸ τέλος τὸ τέλος, τῷ τὸν φόβον τὸν φόβον, τῷ τὴν τιμὴν τὴν τιμήν. <text:span text:style-name="T1">8</text:span> Μηδενὶ μηδὲν ὀφείλετε, εἰ μὴ τὸ ἀλλήλους ἀγαπᾶν· ὁ γὰρ ἀγαπῶν τὸν ἕτερον νόμον πεπλήρωκεν. <text:span text:style-name="T1">9</text:span> τὸ γάρ <text:span text:style-name="T3">Οὐ μοιχεύσεις, Οὐ φονεύσεις, Οὐ κλέψεις, Οὐκ ἐπιθυμήσεις</text:span>, καὶ εἴ τις ἑτέρα ἐντολή, ἐν τῷ λόγῳ τούτῳ ἀνακεφαλαιοῦται, ἐν τῷ <text:span text:style-name="T3">Ἀγαπήσεις τὸν πλησίον σου ὡς σεαυτόν</text:span>. <text:span text:style-name="T1">10</text:span> ἡ ἀγάπη τῷ πλησίον κακὸν οὐκ ἐργάζεται· πλήρωμα οὖν νόμου ἡ ἀγάπη. <text:span text:style-name="T1">11</text:span> Καὶ τοῦτο εἰδότες τὸν καιρόν, ὅτι ὥρα ἤδη ὑμᾶς ἐξ ὕπνου ἐγερθῆναι· νῦν γὰρ ἐγγύτερον ἡμῶν ἡ σωτηρία ἢ ὅτε ἐπιστεύσαμεν. <text:span text:style-name="T1">12</text:span> ἡ νὺξ προέκοψεν, ἡ δὲ ἡμέρα ἤγγικεν. ἀποθώμεθα οὖν τὰ ἔργα τοῦ σκότους, ἐνδυσώμεθα δὲ τὰ ὅπλα τοῦ φωτός. <text:span text:style-name="T1">13 </text:span>ὡς ἐν ἡμέρᾳ εὐσχημόνως περιπατήσωμεν, μὴ κώμοις καὶ μέθαις, μὴ κοίταις καὶ ἀσελγείαις, μὴ ἔριδι καὶ ζήλῳ· <text:span text:style-name="T1">14</text:span> ἀλλὰ ἐνδύσασθε τὸν Κύριον Ἰησοῦν Χριστόν, καὶ τῆς σαρκὸς πρόνοιαν μὴ ποιεῖσθε εἰς ἐπιθυμίας.</text:p>
      <text:p text:style-name="P2"/>
      <text:h text:style-name="P4" text:outline-level="2">14</text:h>
      <text:p text:style-name="P2"/>
      <text:p text:style-name="P2"><text:tab/><text:span text:style-name="T1">1</text:span> Τὸν δὲ ἀσθενοῦντα τῇ πίστει προσλαμβάνεσθε, μὴ εἰς διακρίσεις διαλογισμῶν. <text:span text:style-name="T1">2</text:span> ὃς μὲν πιστεύει φαγεῖν πάντα, ὁ δὲ <text:soft-page-break/>ἀσθενῶν λάχανα ἐσθίει. <text:span text:style-name="T1">3</text:span> ὁ ἐσθίων τὸν μὴ ἐσθίοντα μὴ ἐξουθενείτω, ὁ δὲ μὴ ἐσθίων τὸν ἐσθίοντα μὴ κρινέτω, ὁ Θεὸς γὰρ αὐτὸν προσελάβετο. <text:span text:style-name="T1">4</text:span> σὺ τίς εἶ ὁ κρίνων ἀλλότριον οἰκέτην; τῷ ἰδίῳ κυρίῳ στήκει ἢ πίπτει· σταθήσεται δέ, δυνατεῖ γὰρ ὁ Κύριος στῆσαι αὐτόν. <text:span text:style-name="T1">5 </text:span>ὃς μὲν γὰρ κρίνει ἡμέραν παρ’ ἡμέραν, ὃς δὲ κρίνει πᾶσαν ἡμέραν· ἕκαστος ἐν τῷ ἰδίῳ νοῒ πληροφορείσθω. <text:span text:style-name="T1">6</text:span> ὁ φρονῶν τὴν ἡμέραν Κυρίῳ φρονεῖ· καὶ ὁ ἐσθίων Κυρίῳ ἐσθίει, εὐχαριστεῖ γὰρ τῷ Θεῷ· καὶ ὁ μὴ ἐσθίων Κυρίῳ οὐκ ἐσθίει, καὶ εὐχαριστεῖ τῷ Θεῷ. <text:span text:style-name="T1">7</text:span> Οὐδεὶς γὰρ ἡμῶν ἑαυτῷ ζῇ, καὶ οὐδεὶς ἑαυτῷ ἀποθνῄσκει· <text:span text:style-name="T1">8</text:span> ἐάν τε γὰρ ζῶμεν, τῷ Κυρίῳ ζῶμεν, ἐάν τε ἀποθνήσκωμεν, τῷ Κυρίῳ ἀποθνήσκομεν. ἐάν τε οὖν ζῶμεν ἐάν τε ἀποθνήσκωμεν, τοῦ Κυρίου ἐσμέν. <text:span text:style-name="T1">9</text:span> εἰς τοῦτο γὰρ Χριστὸς ἀπέθανεν καὶ ἔζησεν, ἵνα καὶ νεκρῶν καὶ ζώντων κυριεύσῃ. <text:span text:style-name="T1">10</text:span> Σὺ δὲ τί κρίνεις τὸν ἀδελφόν σου; ἢ καὶ σὺ τί ἐξουθενεῖς τὸν ἀδελφόν σου; πάντες γὰρ παραστησόμεθα τῷ βήματι τοῦ Θεοῦ. <text:span text:style-name="T1">11</text:span> γέγραπται γάρ </text:p>
      <text:p text:style-name="P2"><text:tab/><text:span text:style-name="T3">Ζῶ ἐγώ, λέγει Κύριος, ὅτι ἐμοὶ κάμψει πᾶν γόνυ, </text:span></text:p>
      <text:p text:style-name="P3"><text:tab/>καὶ πᾶσα γλῶσσα ἐξομολογήσεται τῷ Θεῷ.</text:p>
      <text:p text:style-name="P2"><text:span text:style-name="T1">12</text:span> ἄρα οὖν ἕκαστος ἡμῶν περὶ ἑαυτοῦ λόγον δώσει τῷ Θεῷ. <text:span text:style-name="T1">13</text:span> Μηκέτι οὖν ἀλλήλους κρίνωμεν· ἀλλὰ τοῦτο κρίνατε μᾶλλον, τὸ μὴ τιθέναι πρόσκομμα τῷ ἀδελφῷ ἢ σκάνδαλον. <text:span text:style-name="T1">14</text:span> οἶδα καὶ πέπεισμαι ἐν Κυρίῳ Ἰησοῦ ὅτι οὐδὲν κοινὸν δι’ ἑαυτοῦ· εἰ μὴ τῷ λογιζομένῳ τι κοινὸν εἶναι, ἐκείνῳ κοινόν. <text:span text:style-name="T1">15</text:span> εἰ γὰρ διὰ βρῶμα ὁ ἀδελφός σου λυπεῖται, οὐκέτι κατὰ ἀγάπην περιπατεῖς. μὴ τῷ βρώματί σου ἐκεῖνον ἀπόλλυε, ὑπὲρ οὗ Χριστὸς ἀπέθανεν. <text:span text:style-name="T1">16</text:span> μὴ βλασφημείσθω οὖν ὑμῶν τὸ ἀγαθόν. <text:span text:style-name="T1">17</text:span> οὐ γάρ ἐστιν ἡ βασιλεία τοῦ Θεοῦ βρῶσις καὶ πόσις, ἀλλὰ δικαιοσύνη καὶ εἰρήνη καὶ χαρὰ ἐν Πνεύματι Ἁγίῳ· <text:span text:style-name="T1">18</text:span> ὁ γὰρ ἐν τούτῳ δουλεύων τῷ Χριστῷ εὐάρεστος τῷ Θεῷ καὶ δόκιμος τοῖς ἀνθρώποις. <text:span text:style-name="T1">19</text:span> ἄρα οὖν τὰ τῆς εἰρήνης διώκομεν καὶ τὰ <text:soft-page-break/>τῆς οἰκοδομῆς τῆς εἰς ἀλλήλους. <text:span text:style-name="T1">20</text:span> μὴ ἕνεκεν βρώματος κατάλυε τὸ ἔργον τοῦ Θεοῦ. πάντα μὲν καθαρά, ἀλλὰ κακὸν τῷ ἀνθρώπῳ τῷ διὰ προσκόμματος ἐσθίοντι. <text:span text:style-name="T1">21</text:span> καλὸν τὸ μὴ φαγεῖν κρέα μηδὲ πιεῖν οἶνον μηδὲ ἐν ᾧ ὁ ἀδελφός σου προσκόπτει. <text:span text:style-name="T1">22</text:span> σὺ πίστιν ἣν ἔχεις κατὰ σεαυτὸν ἔχε ἐνώπιον τοῦ Θεοῦ. μακάριος ὁ μὴ κρίνων ἑαυτὸν ἐν ᾧ δοκιμάζει· <text:span text:style-name="T1">23 </text:span>ὁ δὲ διακρινόμενος ἐὰν φάγῃ κατακέκριται, ὅτι οὐκ ἐκ πίστεως· πᾶν δὲ ὃ οὐκ ἐκ πίστεως ἁμαρτία ἐστίν.</text:p>
      <text:p text:style-name="P2"/>
      <text:h text:style-name="P4" text:outline-level="2">15</text:h>
      <text:p text:style-name="P2"/>
      <text:p text:style-name="P2"><text:span text:style-name="T1">1</text:span> Ὀφείλομεν δὲ ἡμεῖς οἱ δυνατοὶ τὰ ἀσθενήματα τῶν ἀδυνάτων βαστάζειν, καὶ μὴ ἑαυτοῖς ἀρέσκειν. <text:span text:style-name="T1">2</text:span> ἕκαστος ἡμῶν τῷ πλησίον ἀρεσκέτω εἰς τὸ ἀγαθὸν πρὸς οἰκοδομήν· <text:span text:style-name="T1">3</text:span> καὶ γὰρ ὁ Χριστὸς οὐχ ἑαυτῷ ἤρεσεν· ἀλλὰ καθὼς γέγραπται <text:span text:style-name="T3">Οἱ ὀνειδισμοὶ τῶν ὀνειδιζόντων σε ἐπέπεσαν ἐπ’ ἐμέ</text:span>. <text:span text:style-name="T1">4</text:span> ὅσα γὰρ προεγράφη, εἰς τὴν ἡμετέραν διδασκαλίαν ἐγράφη, ἵνα διὰ τῆς ὑπομονῆς καὶ διὰ τῆς παρακλήσεως τῶν γραφῶν τὴν ἐλπίδα ἔχωμεν. <text:span text:style-name="T1">5</text:span> ὁ δὲ Θεὸς τῆς ὑπομονῆς καὶ τῆς παρακλήσεως δῴη ὑμῖν τὸ αὐτὸ φρονεῖν ἐν ἀλλήλοις κατὰ Χριστὸν Ἰησοῦν, <text:span text:style-name="T1">6</text:span> ἵνα ὁμοθυμαδὸν ἐν ἑνὶ στόματι δοξάζητε τὸν Θεὸν καὶ Πατέρα τοῦ Κυρίου ἡμῶν Ἰησοῦ Χριστοῦ. <text:span text:style-name="T1">7</text:span> Διὸ προσλαμβάνεσθε ἀλλήλους, καθὼς καὶ ὁ Χριστὸς προσελάβετο ἡμᾶς, εἰς δόξαν τοῦ Θεοῦ. <text:span text:style-name="T1">8</text:span> λέγω γὰρ Χριστὸν διάκονον γεγενῆσθαι περιτομῆς ὑπὲρ ἀληθείας Θεοῦ, εἰς τὸ βεβαιῶσαι τὰς ἐπαγγελίας τῶν πατέρων, <text:span text:style-name="T1">9</text:span> τὰ δὲ ἔθνη ὑπὲρ ἐλέους δοξάσαι τὸν Θεόν, καθὼς γέγραπται <text:span text:style-name="T3">Διὰ τοῦτο ἐξομολογήσομαί σοι ἐν ἔθνεσιν καὶ τῷ ὀνόματί σου ψαλῶ</text:span>. <text:span text:style-name="T1">10</text:span> καὶ πάλιν λέγει <text:span text:style-name="T3">Εὐφράνθητε, ἔθνη, μετὰ τοῦ λαοῦ αὐτοῦ</text:span>. <text:span text:style-name="T1">11</text:span> <text:soft-page-break/>καὶ πάλιν </text:p>
      <text:p text:style-name="P2"><text:tab/><text:span text:style-name="T3">Αἰνεῖτε, πάντα τὰ ἔθνη, τὸν Κύριον, </text:span></text:p>
      <text:p text:style-name="P3"><text:tab/>καὶ ἐπαινεσάτωσαν αὐτὸν πάντες οἱ λαοί.</text:p>
      <text:p text:style-name="P2"><text:span text:style-name="T1">12</text:span> καὶ πάλιν Ἡσαΐας λέγει </text:p>
      <text:p text:style-name="P2"><text:tab/><text:span text:style-name="T3">Ἔσται ἡ ῥίζα τοῦ Ἰεσσαί, </text:span></text:p>
      <text:p text:style-name="P3"><text:tab/>καὶ ὁ ἀνιστάμενος ἄρχειν ἐθνῶν· </text:p>
      <text:p text:style-name="P3"><text:tab/><text:tab/>ἐπ’ αὐτῷ ἔθνη ἐλπιοῦσιν.</text:p>
      <text:p text:style-name="P2"><text:span text:style-name="T1">13</text:span> Ὁ δὲ Θεὸς τῆς ἐλπίδος πληρώσαι ὑμᾶς πάσης χαρᾶς καὶ εἰρήνης ἐν τῷ πιστεύειν, εἰς τὸ περισσεύειν ὑμᾶς ἐν τῇ ἐλπίδι ἐν δυνάμει Πνεύματος Ἁγίου.</text:p>
      <text:p text:style-name="P2"><text:tab/><text:span text:style-name="T1">14</text:span> Πέπεισμαι δέ, ἀδελφοί μου, καὶ αὐτὸς ἐγὼ περὶ ὑμῶν, ὅτι καὶ αὐτοὶ μεστοί ἐστε ἀγαθωσύνης, πεπληρωμένοι πάσης τῆς γνώσεως, δυνάμενοι καὶ ἀλλήλους νουθετεῖν. <text:span text:style-name="T1">15</text:span> τολμηροτέρως δὲ ἔγραψα ὑμῖν ἀπὸ μέρους, ὡς ἐπαναμιμνήσκων ὑμᾶς, διὰ τὴν χάριν τὴν δοθεῖσάν μοι ἀπὸ τοῦ Θεοῦ <text:span text:style-name="T1">16</text:span> εἰς τὸ εἶναί με λειτουργὸν Χριστοῦ Ἰησοῦ εἰς τὰ ἔθνη, ἱερουργοῦντα τὸ εὐαγγέλιον τοῦ Θεοῦ, ἵνα γένηται ἡ προσφορὰ τῶν ἐθνῶν εὐπρόσδεκτος, ἡγιασμένη ἐν Πνεύματι Ἁγίῳ. <text:span text:style-name="T1">17</text:span> ἔχω οὖν τὴν καύχησιν ἐν Χριστῷ Ἰησοῦ τὰ πρὸς τὸν Θεόν· <text:span text:style-name="T1">18</text:span> οὐ γὰρ τολμήσω τι λαλεῖν ὧν οὐ κατειργάσατο Χριστὸς δι’ ἐμοῦ εἰς ὑπακοὴν ἐθνῶν, λόγῳ καὶ ἔργῳ, <text:span text:style-name="T1">19</text:span> ἐν δυνάμει σημείων καὶ τεράτων, ἐν δυνάμει Πνεύματος Ἁγίου· ὥστε με ἀπὸ Ἰερουσαλὴμ καὶ κύκλῳ μέχρι τοῦ Ἰλλυρικοῦ πεπληρωκέναι τὸ εὐαγγέλιον τοῦ Χριστοῦ. <text:span text:style-name="T1">20</text:span> οὕτως δὲ φιλοτιμούμενον εὐαγγελίζεσθαι οὐχ ὅπου ὠνομάσθη Χριστός, ἵνα μὴ ἐπ’ ἀλλότριον θεμέλιον οἰκοδομῶ, <text:span text:style-name="T1">21</text:span> ἀλλὰ καθὼς γέγραπται </text:p>
      <text:p text:style-name="P2"><text:tab/><text:span text:style-name="T3">Ὄψονται οἷς οὐκ ἀνηγγέλη περὶ αὐτοῦ, </text:span></text:p>
      <text:p text:style-name="P3"><text:tab/>καὶ οἳ οὐκ ἀκηκόασιν συνήσουσιν.</text:p>
      <text:p text:style-name="P2"><text:tab/><text:span text:style-name="T1">22</text:span> Διὸ καὶ ἐνεκοπτόμην τὰ πολλὰ τοῦ ἐλθεῖν πρὸς ὑμᾶς· <text:span text:style-name="T1">23</text:span> νυνὶ δὲ μηκέτι τόπον ἔχων ἐν τοῖς κλίμασι τούτοις, <text:soft-page-break/>ἐπιποθίαν δὲ ἔχων τοῦ ἐλθεῖν πρὸς ὑμᾶς ἀπὸ ἱκανῶν ἐτῶν, <text:span text:style-name="T1">24</text:span> ὡς ἂν πορεύωμαι εἰς τὴν Σπανίαν· ἐλπίζω γὰρ διαπορευόμενος θεάσασθαι ὑμᾶς καὶ ὑφ’ ὑμῶν προπεμφθῆναι ἐκεῖ, ἐὰν ὑμῶν πρῶτον ἀπὸ μέρους ἐμπλησθῶ. <text:span text:style-name="T1">25</text:span> —νυνὶ δὲ πορεύομαι εἰς Ἱερουσαλὴμ διακονῶν τοῖς ἁγίοις. <text:span text:style-name="T1">26</text:span> ηὐδόκησαν γὰρ Μακεδονία καὶ Ἀχαΐα κοινωνίαν τινὰ ποιήσασθαι εἰς τοὺς πτωχοὺς τῶν ἁγίων τῶν ἐν Ἱερουσαλήμ. <text:span text:style-name="T1">27</text:span> ηὐδόκησαν γάρ, καὶ ὀφειλέται εἰσὶν αὐτῶν· εἰ γὰρ τοῖς πνευματικοῖς αὐτῶν ἐκοινώνησαν τὰ ἔθνη, ὀφείλουσιν καὶ ἐν τοῖς σαρκικοῖς λειτουργῆσαι αὐτοῖς. <text:span text:style-name="T1">28</text:span> τοῦτο οὖν ἐπιτελέσας, καὶ σφραγισάμενος αὐτοῖς τὸν καρπὸν τοῦτον, ἀπελεύσομαι δι’ ὑμῶν εἰς Σπανίαν· <text:span text:style-name="T1">29</text:span> οἶδα δὲ ὅτι ἐρχόμενος πρὸς ὑμᾶς ἐν πληρώματι εὐλογίας Χριστοῦ ἐλεύσομαι. <text:span text:style-name="T1">30</text:span> Παρακαλῶ δὲ ὑμᾶς, ἀδελφοί, διὰ τοῦ Κυρίου ἡμῶν Ἰησοῦ Χριστοῦ καὶ διὰ τῆς ἀγάπης τοῦ Πνεύματος συναγωνίσασθαί μοι ἐν ταῖς προσευχαῖς ὑπὲρ ἐμοῦ πρὸς τὸν Θεόν, <text:span text:style-name="T1">31</text:span> ἵνα ῥυσθῶ ἀπὸ τῶν ἀπειθούντων ἐν τῇ Ἰουδαίᾳ καὶ ἡ διακονία μου ἡ εἰς Ἱερουσαλὴμ εὐπρόσδεκτος τοῖς ἁγίοις γένηται, <text:span text:style-name="T1">32</text:span> ἵνα ἐν χαρᾷ ἐλθὼν πρὸς ὑμᾶς διὰ θελήματος Θεοῦ συναναπαύσωμαι ὑμῖν. <text:span text:style-name="T1">33</text:span> ὁ δὲ Θεὸς τῆς εἰρήνης μετὰ πάντων ὑμῶν· ἀμήν.</text:p>
      <text:p text:style-name="P2"/>
      <text:h text:style-name="P4" text:outline-level="2">16</text:h>
      <text:p text:style-name="P2"/>
      <text:p text:style-name="P2"><text:tab/><text:span text:style-name="T1">1</text:span> Συνίστημι δὲ ὑμῖν Φοίβην τὴν ἀδελφὴν ἡμῶν, οὖσαν διάκονον τῆς ἐκκλησίας τῆς ἐν Κενχρεαῖς, <text:span text:style-name="T1">2</text:span> ἵνα αὐτὴν προσδέξησθε ἐν Κυρίῳ ἀξίως τῶν ἁγίων, καὶ παραστῆτε αὐτῇ ἐν ᾧ ἂν ὑμῶν χρῄζῃ πράγματι· καὶ γὰρ αὐτὴ προστάτις πολλῶν ἐγενήθη καὶ ἐμοῦ αὐτοῦ.</text:p>
      <text:p text:style-name="P2"><text:tab/><text:span text:style-name="T1">3</text:span> Ἀσπάσασθε Πρίσκαν καὶ Ἀκύλαν τοὺς συνεργούς μου <text:soft-page-break/>ἐν Χριστῷ Ἰησοῦ, <text:span text:style-name="T1">4</text:span> οἵτινες ὑπὲρ τῆς ψυχῆς μου τὸν ἑαυτῶν τράχηλον ὑπέθηκαν, οἷς οὐκ ἐγὼ μόνος εὐχαριστῶ ἀλλὰ καὶ πᾶσαι αἱ ἐκκλησίαι τῶν ἐθνῶν, <text:span text:style-name="T1">5</text:span> καὶ τὴν κατ’ οἶκον αὐτῶν ἐκκλησίαν. ἀσπάσασθε Ἐπαίνετον τὸν ἀγαπητόν μου, ὅς ἐστιν ἀπαρχὴ τῆς Ἀσίας εἰς Χριστόν. <text:span text:style-name="T1">6</text:span> ἀσπάσασθε Μαριάν, ἥτις πολλὰ ἐκοπίασεν εἰς ὑμᾶς. <text:span text:style-name="T1">7</text:span> ἀσπάσασθε Ἀνδρόνικον καὶ Ἰουνίαν τοὺς συγγενεῖς μου καὶ συναιχμαλώτους μου, οἵτινές εἰσιν ἐπίσημοι ἐν τοῖς ἀποστόλοις, οἳ καὶ πρὸ ἐμοῦ γέγοναν ἐν Χριστῷ. <text:span text:style-name="T1">8</text:span> ἀσπάσασθε Ἀμπλιᾶτον τὸν ἀγαπητόν μου ἐν Κυρίῳ. <text:span text:style-name="T1">9</text:span> ἀσπάσασθε Οὐρβανὸν τὸν συνεργὸν ἡμῶν ἐν Χριστῷ καὶ Στάχυν τὸν ἀγαπητόν μου. <text:span text:style-name="T1">10</text:span> ἀσπάσασθε Ἀπελλῆν τὸν δόκιμον ἐν Χριστῷ. ἀσπάσασθε τοὺς ἐκ τῶν Ἀριστοβούλου. <text:span text:style-name="T1">11</text:span> ἀσπάσασθε Ἡρῳδίωνα τὸν συγγενῆ μου. ἀσπάσασθε τοὺς ἐκ τῶν Ναρκίσσου τοὺς ὄντας ἐν Κυρίῳ. <text:span text:style-name="T1">12</text:span> ἀσπάσασθε Τρύφαιναν καὶ Τρυφῶσαν τὰς κοπιώσας ἐν Κυρίῳ. ἀσπάσασθε Περσίδα τὴν ἀγαπητήν, ἥτις πολλὰ ἐκοπίασεν ἐν Κυρίῳ. <text:span text:style-name="T1">13</text:span> ἀσπάσασθε Ῥοῦφον τὸν ἐκλεκτὸν ἐν Κυρίῳ καὶ τὴν μητέρα αὐτοῦ καὶ ἐμοῦ. <text:span text:style-name="T1">14</text:span> ἀσπάσασθε Ἀσύνκριτον, Φλέγοντα, Ἑρμῆν, Πατρόβαν, Ἑρμᾶν, καὶ τοὺς σὺν αὐτοῖς ἀδελφούς. <text:span text:style-name="T1">15</text:span> ἀσπάσασθε Φιλόλογον καὶ Ἰουλίαν, Νηρέα καὶ τὴν ἀδελφὴν αὐτοῦ, καὶ Ὀλυμπᾶν, καὶ τοὺς σὺν αὐτοῖς πάντας ἁγίους. <text:span text:style-name="T1">16</text:span> ἀσπάσασθε ἀλλήλους ἐν φιλήματι ἁγίῳ. ἀσπάζονται ὑμᾶς αἱ ἐκκλησίαι πᾶσαι τοῦ Χριστοῦ.</text:p>
      <text:p text:style-name="P2"><text:tab/><text:span text:style-name="T1">17</text:span> Παρακαλῶ δὲ ὑμᾶς, ἀδελφοί, σκοπεῖν τοὺς τὰς διχοστασίας καὶ τὰ σκάνδαλα παρὰ τὴν διδαχὴν ἣν ὑμεῖς ἐμάθετε ποιοῦντας, καὶ ἐκκλίνετε ἀπ’ αὐτῶν· <text:span text:style-name="T1">18</text:span> οἱ γὰρ τοιοῦτοι τῷ Κυρίῳ ἡμῶν Χριστῷ οὐ δουλεύουσιν ἀλλὰ τῇ ἑαυτῶν κοιλίᾳ, καὶ διὰ τῆς χρηστολογίας καὶ εὐλογίας ἐξαπατῶσιν τὰς καρδίας τῶν ἀκάκων. <text:span text:style-name="T1">19</text:span> ἡ γὰρ ὑμῶν ὑπακοὴ εἰς πάντας ἀφίκετο· ἐφ’ ὑμῖν οὖν χαίρω, θέλω δὲ ὑμᾶς σοφοὺς εἶναι εἰς τὸ ἀγαθόν, ἀκεραίους δὲ εἰς τὸ κακόν. <text:span text:style-name="T1">20</text:span> ὁ δὲ Θεὸς <text:soft-page-break/>τῆς εἰρήνης συντρίψει τὸν Σατανᾶν ὑπὸ τοὺς πόδας ὑμῶν ἐν τάχει. </text:p>
      <text:p text:style-name="P2"><text:tab/>Ἡ χάρις τοῦ Κυρίου ἡμῶν Ἰησοῦ μεθ’ ὑμῶν.</text:p>
      <text:p text:style-name="P2"><text:tab/><text:span text:style-name="T1">21</text:span> Ἀσπάζεται ὑμᾶς Τιμόθεος ὁ συνεργός μου, καὶ Λούκιος καὶ Ἰάσων καὶ Σωσίπατρος οἱ συγγενεῖς μου. <text:span text:style-name="T1">22</text:span> ἀσπάζομαι ὑμᾶς ἐγὼ Τέρτιος ὁ γράψας τὴν ἐπιστολὴν ἐν Κυρίῳ. <text:span text:style-name="T1">23</text:span> ἀσπάζεται ὑμᾶς Γάϊος ὁ ξένος μου καὶ ὅλης τῆς ἐκκλησίας. ἀσπάζεται ὑμᾶς Ἔραστος ὁ οἰκονόμος τῆς πόλεως καὶ Κούαρτος ὁ ἀδελφός.</text:p>
      <text:p text:style-name="P2"/>
      <text:p text:style-name="P2"><text:tab/><text:span text:style-name="T1">25</text:span> Τῷ δὲ δυναμένῳ ὑμᾶς στηρίξαι κατὰ τὸ εὐαγγέλιόν μου καὶ τὸ κήρυγμα Ἰησοῦ Χριστοῦ, κατὰ ἀποκάλυψιν μυστηρίου χρόνοις αἰωνίοις σεσιγημένου, <text:span text:style-name="T1">26</text:span> φανερωθέντος δὲ νῦν διά τε γραφῶν προφητικῶν κατ’ ἐπιταγὴν τοῦ αἰωνίου Θεοῦ εἰς ὑπακοὴν πίστεως εἰς πάντα τὰ ἔθνη γνωρισθέντος, <text:span text:style-name="T1">27</text:span> μόνῳ σοφῷ Θεῷ, διὰ Ἰησοῦ Χριστοῦ, ᾧ ἡ δόξα εἰς τοὺς αἰῶνας τῶν αἰώνων· ἀμήν.</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2:44:49.29</meta:creation-date>
    <dc:date>2019-09-08T10:26:30.293000000</dc:date>
    <meta:editing-duration>PT18H24M42S</meta:editing-duration>
    <meta:editing-cycles>224</meta:editing-cycles>
    <meta:generator>LibreOffice/5.4.7.2$Windows_X86_64 LibreOffice_project/c838ef25c16710f8838b1faec480ebba495259d0</meta:generator>
    <meta:document-statistic meta:table-count="0" meta:image-count="0" meta:object-count="0" meta:page-count="30" meta:paragraph-count="115" meta:word-count="7550" meta:character-count="43866" meta:non-whitespace-character-count="36293"/>
  </office:meta>
</office:document-meta>
</file>